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159cm" svg:stroke-color="#000000" draw:marker-start-width="0.439cm" draw:marker-end-width="0.439cm" draw:fill="solid" draw:fill-color="#ffffff" draw:opacity="100%" draw:textarea-horizontal-align="justify" draw:textarea-vertical-align="middle" draw:auto-grow-height="false" fo:min-height="5.156cm" fo:min-width="1.36cm" fo:padding-top="0.205cm" fo:padding-bottom="0.205cm" fo:padding-left="0.33cm" fo:padding-right="0.33cm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standard">
      <style:graphic-properties draw:stroke="none" draw:fill-color="#000000" draw:textarea-horizontal-align="justify" draw:textarea-vertical-align="middle" draw:auto-grow-height="false" fo:min-height="0.766cm" fo:min-width="0.007cm"/>
    </style:style>
    <style:style style:name="gr4" style:family="graphic" style:parent-style-name="standard">
      <style:graphic-properties svg:stroke-width="0.106cm" svg:stroke-color="#000000" draw:marker-start-width="0.359cm" draw:marker-end-width="0.359cm" draw:fill="none" draw:fill-color="#ff0000" draw:opacity="100%" draw:textarea-horizontal-align="justify" draw:textarea-vertical-align="middle" draw:auto-grow-height="false" fo:min-height="0.094cm" fo:min-width="0cm" fo:padding-top="0.178cm" fo:padding-bottom="0.178cm" fo:padding-left="0.303cm" fo:padding-right="0.303cm"/>
    </style:style>
    <style:style style:name="gr5" style:family="graphic" style:parent-style-name="standard">
      <style:graphic-properties draw:stroke="none" svg:stroke-width="0.106cm" svg:stroke-color="#ff0000" draw:marker-start-width="0.359cm" draw:marker-end-width="0.359cm" draw:fill-color="#000000" draw:textarea-horizontal-align="justify" draw:textarea-vertical-align="middle" draw:auto-grow-height="false" fo:min-height="0.214cm" fo:min-width="1.102cm" fo:padding-top="0.178cm" fo:padding-bottom="0.178cm" fo:padding-left="0.303cm" fo:padding-right="0.303cm"/>
    </style:style>
    <style:style style:name="gr6" style:family="graphic" style:parent-style-name="standard">
      <style:graphic-properties draw:stroke="solid" svg:stroke-width="0.494cm" svg:stroke-color="#000000" draw:marker-start-width="0.94cm" draw:marker-end-width="0.94cm" draw:fill-color="#ffffff" draw:textarea-horizontal-align="justify" draw:textarea-vertical-align="middle" draw:auto-grow-height="false" fo:min-height="1.718cm" fo:min-width="2.654cm" fo:padding-top="0.371cm" fo:padding-bottom="0.371cm" fo:padding-left="0.496cm" fo:padding-right="0.496cm"/>
    </style:style>
    <style:style style:name="gr7" style:family="graphic" style:parent-style-name="objectwithoutfill">
      <style:graphic-properties svg:stroke-width="0.423cm" svg:stroke-color="#7fff00" draw:marker-start-width="0.835cm" draw:marker-end-width="0.835cm" svg:stroke-opacity="60%" draw:fill="none" draw:textarea-vertical-align="middle" fo:padding-top="0.337cm" fo:padding-bottom="0.337cm" fo:padding-left="0.462cm" fo:padding-right="0.462cm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svg:stroke-width="0.106cm" svg:stroke-color="#000000" draw:marker-start-width="0.359cm" draw:marker-end-width="0.359cm" draw:fill="solid" draw:fill-color="#ff0000" draw:opacity="100%" draw:textarea-horizontal-align="justify" draw:textarea-vertical-align="middle" draw:auto-grow-height="false" fo:min-height="0.094cm" fo:min-width="0cm" fo:padding-top="0.178cm" fo:padding-bottom="0.178cm" fo:padding-left="0.303cm" fo:padding-right="0.303cm"/>
    </style:style>
    <style:style style:name="gr10" style:family="graphic" style:parent-style-name="objectwithoutfill">
      <style:graphic-properties svg:stroke-width="0.423cm" svg:stroke-color="#ff0000" draw:marker-start-width="0.835cm" draw:marker-end-width="0.835cm" svg:stroke-opacity="40%" draw:fill="none" draw:textarea-vertical-align="middle" fo:padding-top="0.337cm" fo:padding-bottom="0.337cm" fo:padding-left="0.462cm" fo:padding-right="0.462cm"/>
    </style:style>
    <style:style style:name="gr11" style:family="graphic" style:parent-style-name="standard">
      <style:graphic-properties draw:stroke="none" draw:fill-color="#ff0000" draw:opacity="90%" draw:textarea-horizontal-align="justify" draw:textarea-vertical-align="middle" draw:auto-grow-height="false" fo:min-height="0.774cm" fo:min-width="0.525cm"/>
    </style:style>
    <style:style style:name="gr12" style:family="graphic" style:parent-style-name="standard">
      <style:graphic-properties draw:stroke="solid" svg:stroke-width="0.106cm" svg:stroke-color="#000000" draw:marker-start-width="0.359cm" draw:marker-end-width="0.359cm" draw:fill="none" draw:fill-color="#ff0000" draw:opacity="100%" draw:textarea-horizontal-align="justify" draw:textarea-vertical-align="middle" draw:auto-grow-height="false" fo:min-height="0.094cm" fo:min-width="0cm" fo:padding-top="0.178cm" fo:padding-bottom="0.178cm" fo:padding-left="0.303cm" fo:padding-right="0.303cm"/>
    </style:style>
    <style:style style:name="gr13" style:family="graphic" style:parent-style-name="standard">
      <style:graphic-properties draw:stroke="none" draw:fill-color="#ff0000" draw:opacity="80%" draw:textarea-horizontal-align="justify" draw:textarea-vertical-align="middle" draw:auto-grow-height="false" fo:min-height="1.314cm" fo:min-width="1.063cm"/>
    </style:style>
    <style:style style:name="gr14" style:family="graphic" style:parent-style-name="standard">
      <style:graphic-properties draw:stroke="none" draw:fill-color="#ff0000" draw:opacity="70%" draw:textarea-horizontal-align="justify" draw:textarea-vertical-align="middle" draw:auto-grow-height="false" fo:min-height="1.923cm" fo:min-width="1.674cm"/>
    </style:style>
    <style:style style:name="gr15" style:family="graphic" style:parent-style-name="standard">
      <style:graphic-properties draw:stroke="none" draw:fill-color="#ff0000" draw:opacity="65%" draw:textarea-horizontal-align="justify" draw:textarea-vertical-align="middle" draw:auto-grow-height="false" fo:min-height="2.57cm" fo:min-width="2.32cm"/>
    </style:style>
    <style:style style:name="gr16" style:family="graphic" style:parent-style-name="standard">
      <style:graphic-properties draw:stroke="none" draw:fill-color="#ff0000" draw:opacity="60%" draw:textarea-horizontal-align="justify" draw:textarea-vertical-align="middle" draw:auto-grow-height="false" fo:min-height="3.145cm" fo:min-width="2.894cm"/>
    </style:style>
    <style:style style:name="gr17" style:family="graphic" style:parent-style-name="standard">
      <style:graphic-properties draw:stroke="none" draw:fill-color="#ff0000" draw:opacity="55%" draw:textarea-horizontal-align="justify" draw:textarea-vertical-align="middle" draw:auto-grow-height="false" fo:min-height="3.719cm" fo:min-width="3.469cm"/>
    </style:style>
    <style:style style:name="gr18" style:family="graphic" style:parent-style-name="standard">
      <style:graphic-properties draw:stroke="none" draw:fill-color="#ff0000" draw:opacity="50%" draw:textarea-horizontal-align="justify" draw:textarea-vertical-align="middle" draw:auto-grow-height="false" fo:min-height="4.331cm" fo:min-width="4.082cm"/>
    </style:style>
    <style:style style:name="gr19" style:family="graphic" style:parent-style-name="standard">
      <style:graphic-properties draw:stroke="none" draw:fill-color="#ff0000" draw:opacity="45%" draw:textarea-horizontal-align="justify" draw:textarea-vertical-align="middle" draw:auto-grow-height="false" fo:min-height="4.869cm" fo:min-width="4.619cm"/>
    </style:style>
    <style:style style:name="gr20" style:family="graphic" style:parent-style-name="standard">
      <style:graphic-properties draw:stroke="none" draw:fill-color="#ff0000" draw:opacity="40%" draw:textarea-horizontal-align="justify" draw:textarea-vertical-align="middle" draw:auto-grow-height="false" fo:min-height="5.409cm" fo:min-width="5.159cm"/>
    </style:style>
    <style:style style:name="gr21" style:family="graphic" style:parent-style-name="standard">
      <style:graphic-properties draw:stroke="none" draw:fill-color="#ff0000" draw:opacity="40%" draw:textarea-horizontal-align="justify" draw:textarea-vertical-align="middle" draw:auto-grow-height="false" fo:min-height="6.073cm" fo:min-width="5.824cm"/>
    </style:style>
    <style:style style:name="gr22" style:family="graphic" style:parent-style-name="standard">
      <style:graphic-properties draw:stroke="none" draw:fill-color="#ff0000" draw:opacity="35%" draw:textarea-horizontal-align="justify" draw:textarea-vertical-align="middle" draw:auto-grow-height="false" fo:min-height="6.665cm" fo:min-width="6.416cm"/>
    </style:style>
    <style:style style:name="gr23" style:family="graphic" style:parent-style-name="standard">
      <style:graphic-properties draw:stroke="none" draw:fill-color="#ff0000" draw:opacity="35%" draw:textarea-horizontal-align="justify" draw:textarea-vertical-align="middle" draw:auto-grow-height="false" fo:min-height="7.114cm" fo:min-width="6.865cm"/>
    </style:style>
    <style:style style:name="gr24" style:family="graphic" style:parent-style-name="standard">
      <style:graphic-properties draw:stroke="none" draw:fill-color="#ff0000" draw:opacity="34%" draw:textarea-horizontal-align="justify" draw:textarea-vertical-align="middle" draw:auto-grow-height="false" fo:min-height="35.309cm" fo:min-width="35.06cm"/>
    </style:style>
    <style:style style:name="gr25" style:family="graphic" style:parent-style-name="standard">
      <style:graphic-properties draw:stroke="none" draw:fill-color="#ff0000" draw:opacity="40%" draw:textarea-horizontal-align="justify" draw:textarea-vertical-align="middle" draw:auto-grow-height="false" fo:min-height="35.31cm" fo:min-width="35.06cm"/>
    </style:style>
    <style:style style:name="gr26" style:family="graphic" style:parent-style-name="standard">
      <style:graphic-properties svg:stroke-width="0.159cm" svg:stroke-color="#000000" draw:marker-start-width="0.439cm" draw:marker-end-width="0.439cm" draw:fill="none" draw:fill-color="#ffffff" draw:opacity="100%" draw:textarea-horizontal-align="justify" draw:textarea-vertical-align="middle" draw:auto-grow-height="false" fo:min-height="5.156cm" fo:min-width="1.36cm" fo:padding-top="0.205cm" fo:padding-bottom="0.205cm" fo:padding-left="0.33cm" fo:padding-right="0.33cm"/>
    </style:style>
    <style:style style:name="gr27" style:family="graphic" style:parent-style-name="standard">
      <style:graphic-properties draw:stroke="none" draw:fill-color="#ff0000" draw:opacity="30%" draw:textarea-horizontal-align="justify" draw:textarea-vertical-align="middle" draw:auto-grow-height="false" fo:min-height="7.617cm" fo:min-width="7.368cm"/>
    </style:style>
    <style:style style:name="gr28" style:family="graphic" style:parent-style-name="standard">
      <style:graphic-properties svg:stroke-width="0.159cm" svg:stroke-color="#000000" draw:marker-start-width="0.439cm" draw:marker-end-width="0.439cm" draw:fill-color="#ffffff" draw:opacity="100%" draw:textarea-horizontal-align="justify" draw:textarea-vertical-align="middle" draw:auto-grow-height="false" fo:min-height="5.156cm" fo:min-width="1.36cm" fo:padding-top="0.205cm" fo:padding-bottom="0.205cm" fo:padding-left="0.33cm" fo:padding-right="0.33cm"/>
    </style:style>
    <style:style style:name="gr29" style:family="graphic" style:parent-style-name="standard">
      <style:graphic-properties draw:stroke="none" draw:fill-color="#ff0000" draw:opacity="40%" draw:textarea-horizontal-align="justify" draw:textarea-vertical-align="middle" draw:auto-grow-height="false" fo:min-height="35.311cm" fo:min-width="35.06cm"/>
    </style:style>
    <style:style style:name="gr30" style:family="graphic" style:parent-style-name="standard">
      <style:graphic-properties draw:stroke="none" draw:fill-color="#ff0000" draw:opacity="40%" draw:textarea-horizontal-align="justify" draw:textarea-vertical-align="middle" draw:auto-grow-height="false" fo:min-height="35.309cm" fo:min-width="35.06cm"/>
    </style:style>
    <style:style style:name="gr31" style:family="graphic" style:parent-style-name="standard">
      <style:graphic-properties draw:stroke="none" draw:fill-color="#ff0000" draw:opacity="30%" draw:textarea-horizontal-align="justify" draw:textarea-vertical-align="middle" draw:auto-grow-height="false" fo:min-height="8.157cm" fo:min-width="7.908cm"/>
    </style:style>
    <style:style style:name="gr32" style:family="graphic" style:parent-style-name="standard">
      <style:graphic-properties draw:stroke="none" draw:stroke-dash="_32__20_Dots_20_1_20_Dash" draw:fill-color="#ff0000" draw:opacity="40%" draw:textarea-horizontal-align="justify" draw:textarea-vertical-align="middle" draw:auto-grow-height="false" fo:min-height="35.309cm" fo:min-width="35.06cm"/>
    </style:style>
    <style:style style:name="gr33" style:family="graphic" style:parent-style-name="standard">
      <style:graphic-properties draw:stroke="none" draw:fill-color="#ff0000" draw:opacity="25%" draw:textarea-horizontal-align="justify" draw:textarea-vertical-align="middle" draw:auto-grow-height="false" fo:min-height="8.695cm" fo:min-width="8.445cm"/>
    </style:style>
    <style:style style:name="gr34" style:family="graphic" style:parent-style-name="standard">
      <style:graphic-properties draw:stroke="none" draw:fill-color="#ff0000" draw:opacity="20%" draw:textarea-horizontal-align="justify" draw:textarea-vertical-align="middle" draw:auto-grow-height="false" fo:min-height="9.27cm" fo:min-width="9.021cm"/>
    </style:style>
    <style:style style:name="gr35" style:family="graphic" style:parent-style-name="standard">
      <style:graphic-properties draw:stroke="none" draw:fill-color="#ff0000" draw:opacity="20%" draw:textarea-horizontal-align="justify" draw:textarea-vertical-align="middle" draw:auto-grow-height="false" fo:min-height="9.844cm" fo:min-width="9.593cm"/>
    </style:style>
    <style:style style:name="gr36" style:family="graphic" style:parent-style-name="standard">
      <style:graphic-properties draw:stroke="none" draw:fill-color="#ffffff" draw:textarea-horizontal-align="justify" draw:textarea-vertical-align="middle" draw:auto-grow-height="false" fo:min-height="7.057cm" fo:min-width="13.054cm"/>
    </style:style>
    <style:style style:name="gr37" style:family="graphic" style:parent-style-name="standard">
      <style:graphic-properties draw:stroke="none" draw:fill-color="#ff0000" draw:opacity="20%" draw:textarea-horizontal-align="justify" draw:textarea-vertical-align="middle" draw:auto-grow-height="false" fo:min-height="10.42cm" fo:min-width="10.17cm"/>
    </style:style>
    <style:style style:name="gr38" style:family="graphic" style:parent-style-name="standard">
      <style:graphic-properties draw:stroke="none" draw:fill-color="#ff0000" draw:opacity="20%" draw:textarea-horizontal-align="justify" draw:textarea-vertical-align="middle" draw:auto-grow-height="false" fo:min-height="10.994cm" fo:min-width="10.744cm"/>
    </style:style>
    <style:style style:name="gr39" style:family="graphic" style:parent-style-name="standard">
      <style:graphic-properties draw:stroke="none" draw:fill-color="#ff0000" draw:opacity="25%" draw:textarea-horizontal-align="justify" draw:textarea-vertical-align="middle" draw:auto-grow-height="false" fo:min-height="12.399cm" fo:min-width="12.149cm"/>
    </style:style>
    <style:style style:name="gr40" style:family="graphic" style:parent-style-name="standard">
      <style:graphic-properties draw:stroke="none" draw:fill-color="#ff0000" draw:opacity="20%" draw:textarea-horizontal-align="justify" draw:textarea-vertical-align="middle" draw:auto-grow-height="false" fo:min-height="11.57cm" fo:min-width="11.32cm"/>
    </style:style>
    <style:style style:name="gr41" style:family="graphic" style:parent-style-name="standard">
      <style:graphic-properties draw:stroke="none" draw:fill-color="#ff0000" draw:opacity="30%" draw:textarea-horizontal-align="justify" draw:textarea-vertical-align="middle" draw:auto-grow-height="false" fo:min-height="11.636cm" fo:min-width="11.387cm"/>
    </style:style>
    <style:style style:name="gr42" style:family="graphic" style:parent-style-name="standard">
      <style:graphic-properties draw:stroke="none" draw:fill-color="#ff0000" draw:opacity="20%" draw:textarea-horizontal-align="justify" draw:textarea-vertical-align="middle" draw:auto-grow-height="false" fo:min-height="12.144cm" fo:min-width="11.893cm"/>
    </style:style>
    <style:style style:name="gr43" style:family="graphic" style:parent-style-name="standard">
      <style:graphic-properties draw:stroke="none" draw:fill-color="#ff0000" draw:opacity="30%" draw:textarea-horizontal-align="justify" draw:textarea-vertical-align="middle" draw:auto-grow-height="false" fo:min-height="10.875cm" fo:min-width="10.625cm"/>
    </style:style>
    <style:style style:name="gr44" style:family="graphic" style:parent-style-name="standard">
      <style:graphic-properties draw:stroke="none" draw:fill-color="#ff0000" draw:opacity="15%" draw:textarea-horizontal-align="justify" draw:textarea-vertical-align="middle" draw:auto-grow-height="false" fo:min-height="12.72cm" fo:min-width="12.47cm"/>
    </style:style>
    <style:style style:name="gr45" style:family="graphic" style:parent-style-name="standard">
      <style:graphic-properties draw:stroke="none" draw:fill-color="#ff0000" draw:opacity="35%" draw:textarea-horizontal-align="justify" draw:textarea-vertical-align="middle" draw:auto-grow-height="false" fo:min-height="10.163cm" fo:min-width="9.914cm"/>
    </style:style>
    <style:style style:name="gr46" style:family="graphic" style:parent-style-name="standard">
      <style:graphic-properties draw:stroke="none" draw:fill-color="#ff0000" draw:opacity="15%" draw:textarea-horizontal-align="justify" draw:textarea-vertical-align="middle" draw:auto-grow-height="false" fo:min-height="13.294cm" fo:min-width="13.044cm"/>
    </style:style>
    <style:style style:name="gr47" style:family="graphic" style:parent-style-name="standard">
      <style:graphic-properties draw:stroke="none" draw:fill-color="#ff0000" draw:opacity="35%" draw:textarea-horizontal-align="justify" draw:textarea-vertical-align="middle" draw:auto-grow-height="false" fo:min-height="9.528cm" fo:min-width="9.279cm"/>
    </style:style>
    <style:style style:name="gr48" style:family="graphic" style:parent-style-name="standard">
      <style:graphic-properties draw:stroke="none" draw:fill-color="#ff0000" draw:opacity="15%" draw:textarea-horizontal-align="justify" draw:textarea-vertical-align="middle" draw:auto-grow-height="false" fo:min-height="13.868cm" fo:min-width="13.618cm"/>
    </style:style>
    <style:style style:name="gr49" style:family="graphic" style:parent-style-name="standard">
      <style:graphic-properties draw:stroke="none" draw:fill-color="#ff0000" draw:opacity="40%" draw:textarea-horizontal-align="justify" draw:textarea-vertical-align="middle" draw:auto-grow-height="false" fo:min-height="8.691cm" fo:min-width="8.441cm"/>
    </style:style>
    <style:style style:name="gr50" style:family="graphic" style:parent-style-name="standard">
      <style:graphic-properties draw:stroke="none" draw:fill-color="#ff0000" draw:opacity="15%" draw:textarea-horizontal-align="justify" draw:textarea-vertical-align="middle" draw:auto-grow-height="false" fo:min-height="14.444cm" fo:min-width="14.194cm"/>
    </style:style>
    <style:style style:name="gr51" style:family="graphic" style:parent-style-name="standard">
      <style:graphic-properties draw:stroke="none" draw:fill-color="#ff0000" draw:opacity="40%" draw:textarea-horizontal-align="justify" draw:textarea-vertical-align="middle" draw:auto-grow-height="false" fo:min-height="7.751cm" fo:min-width="7.501cm"/>
    </style:style>
    <style:style style:name="gr52" style:family="graphic" style:parent-style-name="standard">
      <style:graphic-properties draw:stroke="none" draw:fill-color="#ff0000" draw:opacity="10%" draw:textarea-horizontal-align="justify" draw:textarea-vertical-align="middle" draw:auto-grow-height="false" fo:min-height="15.018cm" fo:min-width="14.768cm"/>
    </style:style>
    <style:style style:name="gr53" style:family="graphic" style:parent-style-name="standard">
      <style:graphic-properties draw:stroke="none" draw:fill-color="#ff0000" draw:opacity="45%" draw:textarea-horizontal-align="justify" draw:textarea-vertical-align="middle" draw:auto-grow-height="false" fo:min-height="6.989cm" fo:min-width="6.739cm"/>
    </style:style>
    <style:style style:name="gr54" style:family="graphic" style:parent-style-name="standard">
      <style:graphic-properties draw:stroke="none" draw:fill-color="#ff0000" draw:opacity="10%" draw:textarea-horizontal-align="justify" draw:textarea-vertical-align="middle" draw:auto-grow-height="false" fo:min-height="15.594cm" fo:min-width="15.344cm"/>
    </style:style>
    <style:style style:name="gr55" style:family="graphic" style:parent-style-name="standard">
      <style:graphic-properties draw:stroke="none" draw:fill-color="#ff0000" draw:opacity="50%" draw:textarea-horizontal-align="justify" draw:textarea-vertical-align="middle" draw:auto-grow-height="false" fo:min-height="6.226cm" fo:min-width="5.977cm"/>
    </style:style>
    <style:style style:name="gr56" style:family="graphic" style:parent-style-name="standard">
      <style:graphic-properties draw:stroke="none" draw:fill-color="#ff0000" draw:opacity="10%" draw:textarea-horizontal-align="justify" draw:textarea-vertical-align="middle" draw:auto-grow-height="false" fo:min-height="16.168cm" fo:min-width="15.917cm"/>
    </style:style>
    <style:style style:name="gr57" style:family="graphic" style:parent-style-name="standard">
      <style:graphic-properties draw:stroke="none" draw:fill-color="#ff0000" draw:opacity="55%" draw:textarea-horizontal-align="justify" draw:textarea-vertical-align="middle" draw:auto-grow-height="false" fo:min-height="5.363cm" fo:min-width="5.113cm"/>
    </style:style>
    <style:style style:name="gr58" style:family="graphic" style:parent-style-name="standard">
      <style:graphic-properties draw:stroke="none" draw:fill-color="#ff0000" draw:opacity="10%" draw:textarea-horizontal-align="justify" draw:textarea-vertical-align="middle" draw:auto-grow-height="false" fo:min-height="16.742cm" fo:min-width="16.493cm"/>
    </style:style>
    <style:style style:name="gr59" style:family="graphic" style:parent-style-name="standard">
      <style:graphic-properties draw:stroke="none" draw:fill-color="#ff0000" draw:opacity="60%" draw:textarea-horizontal-align="justify" draw:textarea-vertical-align="middle" draw:auto-grow-height="false" fo:min-height="4.55cm" fo:min-width="4.301cm"/>
    </style:style>
    <style:style style:name="gr60" style:family="graphic" style:parent-style-name="standard">
      <style:graphic-properties draw:stroke="none" draw:fill-color="#ff0000" draw:opacity="5%" draw:textarea-horizontal-align="justify" draw:textarea-vertical-align="middle" draw:auto-grow-height="false" fo:min-height="17.318cm" fo:min-width="17.067cm"/>
    </style:style>
    <style:style style:name="gr61" style:family="graphic" style:parent-style-name="standard">
      <style:graphic-properties draw:stroke="none" draw:fill-color="#ff0000" draw:opacity="65%" draw:textarea-horizontal-align="justify" draw:textarea-vertical-align="middle" draw:auto-grow-height="false" fo:min-height="3.738cm" fo:min-width="3.488cm"/>
    </style:style>
    <style:style style:name="gr62" style:family="graphic" style:parent-style-name="standard">
      <style:graphic-properties draw:stroke="none" draw:fill-color="#ff0000" draw:opacity="5%" draw:textarea-horizontal-align="justify" draw:textarea-vertical-align="middle" draw:auto-grow-height="false" fo:min-height="17.892cm" fo:min-width="17.642cm"/>
    </style:style>
    <style:style style:name="gr63" style:family="graphic" style:parent-style-name="standard">
      <style:graphic-properties draw:stroke="none" draw:fill-color="#ff0000" draw:opacity="70%" draw:textarea-horizontal-align="justify" draw:textarea-vertical-align="middle" draw:auto-grow-height="false" fo:min-height="2.822cm" fo:min-width="2.573cm"/>
    </style:style>
    <style:style style:name="gr64" style:family="graphic" style:parent-style-name="standard">
      <style:graphic-properties draw:stroke="none" draw:fill-color="#ff0000" draw:opacity="5%" draw:textarea-horizontal-align="justify" draw:textarea-vertical-align="middle" draw:auto-grow-height="false" fo:min-height="18.468cm" fo:min-width="18.218cm"/>
    </style:style>
    <style:style style:name="gr65" style:family="graphic" style:parent-style-name="standard">
      <style:graphic-properties draw:stroke="none" draw:fill-color="#ff0000" draw:opacity="80%" draw:textarea-horizontal-align="justify" draw:textarea-vertical-align="middle" draw:auto-grow-height="false" fo:min-height="1.958cm" fo:min-width="1.71cm"/>
    </style:style>
    <style:style style:name="gr66" style:family="graphic" style:parent-style-name="standard">
      <style:graphic-properties draw:stroke="none" draw:fill-color="#ff0000" draw:opacity="5%" draw:textarea-horizontal-align="justify" draw:textarea-vertical-align="middle" draw:auto-grow-height="false" fo:min-height="19.042cm" fo:min-width="18.791cm"/>
    </style:style>
    <style:style style:name="gr67" style:family="graphic" style:parent-style-name="standard">
      <style:graphic-properties draw:stroke="none" draw:fill-color="#ff0000" draw:opacity="90%" draw:textarea-horizontal-align="justify" draw:textarea-vertical-align="middle" draw:auto-grow-height="false" fo:min-height="1.199cm" fo:min-width="0.948cm"/>
    </style:style>
    <style:style style:name="gr68" style:family="graphic" style:parent-style-name="standard">
      <style:graphic-properties draw:stroke="none" draw:fill-color="#ff0000" draw:opacity="5%" draw:textarea-horizontal-align="justify" draw:textarea-vertical-align="middle" draw:auto-grow-height="false" fo:min-height="19.616cm" fo:min-width="19.365cm"/>
    </style:style>
    <style:style style:name="gr69" style:family="graphic" style:parent-style-name="standard">
      <style:graphic-properties draw:stroke="none" draw:fill-color="#ff0000" draw:opacity="100%" draw:textarea-horizontal-align="justify" draw:textarea-vertical-align="middle" draw:auto-grow-height="false" fo:min-height="0.334cm" fo:min-width="0.085cm"/>
    </style:style>
    <style:style style:name="gr70" style:family="graphic" style:parent-style-name="standard">
      <style:graphic-properties draw:stroke="none" draw:fill-color="#ff0000" draw:opacity="5%" draw:textarea-horizontal-align="justify" draw:textarea-vertical-align="middle" draw:auto-grow-height="false" fo:min-height="20.19cm" fo:min-width="19.94cm"/>
    </style:style>
    <style:style style:name="gr71" style:family="graphic" style:parent-style-name="standard">
      <style:graphic-properties draw:stroke="none" draw:fill-color="#ff0000" draw:opacity="5%" draw:textarea-horizontal-align="justify" draw:textarea-vertical-align="middle" draw:auto-grow-height="false" fo:min-height="20.766cm" fo:min-width="20.516cm"/>
    </style:style>
    <style:style style:name="gr72" style:family="graphic" style:parent-style-name="standard">
      <style:graphic-properties draw:stroke="none" draw:fill-color="#ffffff" draw:textarea-horizontal-align="justify" draw:textarea-vertical-align="middle" draw:auto-grow-height="false" fo:min-height="0.766cm" fo:min-width="3.845cm"/>
    </style:style>
    <style:style style:name="gr73" style:family="graphic" style:parent-style-name="standard">
      <style:graphic-properties draw:stroke="none" draw:fill-color="#ff0000" draw:opacity="5%" draw:textarea-horizontal-align="justify" draw:textarea-vertical-align="middle" draw:auto-grow-height="false" fo:min-height="21.34cm" fo:min-width="21.09cm"/>
    </style:style>
    <style:style style:name="gr74" style:family="graphic" style:parent-style-name="standard">
      <style:graphic-properties draw:stroke="none" draw:fill-color="#ff0000" draw:opacity="5%" draw:textarea-horizontal-align="justify" draw:textarea-vertical-align="middle" draw:auto-grow-height="false" fo:min-height="21.914cm" fo:min-width="21.664cm"/>
    </style:style>
    <style:style style:name="gr75" style:family="graphic" style:parent-style-name="standard">
      <style:graphic-properties draw:stroke="none" draw:fill-color="#ff0000" draw:opacity="5%" draw:textarea-horizontal-align="justify" draw:textarea-vertical-align="middle" draw:auto-grow-height="false" fo:min-height="22.49cm" fo:min-width="22.239cm"/>
    </style:style>
    <style:style style:name="gr76" style:family="graphic" style:parent-style-name="standard">
      <style:graphic-properties draw:stroke="none" draw:fill-color="#ff0000" draw:opacity="5%" draw:textarea-horizontal-align="justify" draw:textarea-vertical-align="middle" draw:auto-grow-height="false" fo:min-height="23.064cm" fo:min-width="22.814cm"/>
    </style:style>
    <style:style style:name="gr77" style:family="graphic" style:parent-style-name="standard">
      <style:graphic-properties draw:stroke="none" draw:fill-color="#ff0000" draw:opacity="5%" draw:textarea-horizontal-align="justify" draw:textarea-vertical-align="middle" draw:auto-grow-height="false" fo:min-height="23.638cm" fo:min-width="23.389cm"/>
    </style:style>
    <style:style style:name="gr78" style:family="graphic" style:parent-style-name="standard">
      <style:graphic-properties draw:stroke="none" draw:fill-color="#ff0000" draw:opacity="5%" draw:textarea-horizontal-align="justify" draw:textarea-vertical-align="middle" draw:auto-grow-height="false" fo:min-height="24.214cm" fo:min-width="23.964cm"/>
    </style:style>
    <style:style style:name="gr79" style:family="graphic" style:parent-style-name="standard">
      <style:graphic-properties draw:stroke="none" draw:fill-color="#ff0000" draw:opacity="5%" draw:textarea-horizontal-align="justify" draw:textarea-vertical-align="middle" draw:auto-grow-height="false" fo:min-height="24.788cm" fo:min-width="24.538cm"/>
    </style:style>
    <style:style style:name="gr80" style:family="graphic" style:parent-style-name="standard">
      <style:graphic-properties draw:stroke="none" draw:fill-color="#ff0000" draw:opacity="5%" draw:textarea-horizontal-align="justify" draw:textarea-vertical-align="middle" draw:auto-grow-height="false" fo:min-height="25.362cm" fo:min-width="25.112cm"/>
    </style:style>
    <style:style style:name="gr81" style:family="graphic" style:parent-style-name="standard">
      <style:graphic-properties draw:stroke="none" draw:fill-color="#ff0000" draw:opacity="5%" draw:textarea-horizontal-align="justify" draw:textarea-vertical-align="middle" draw:auto-grow-height="false" fo:min-height="25.938cm" fo:min-width="25.689cm"/>
    </style:style>
    <style:style style:name="gr82" style:family="graphic" style:parent-style-name="standard">
      <style:graphic-properties draw:stroke="none" draw:fill-color="#ff0000" draw:opacity="5%" draw:textarea-horizontal-align="justify" draw:textarea-vertical-align="middle" draw:auto-grow-height="false" fo:min-height="26.512cm" fo:min-width="26.263cm"/>
    </style:style>
    <style:style style:name="gr83" style:family="graphic" style:parent-style-name="standard">
      <style:graphic-properties draw:stroke="none" draw:fill-color="#ffffff" draw:textarea-horizontal-align="justify" draw:textarea-vertical-align="middle" draw:auto-grow-height="false" fo:min-height="1.905cm" fo:min-width="0.266cm"/>
    </style:style>
    <style:style style:name="gr84" style:family="graphic" style:parent-style-name="standard">
      <style:graphic-properties draw:stroke="none" draw:fill-color="#ff0000" draw:opacity="5%" draw:textarea-horizontal-align="justify" draw:textarea-vertical-align="middle" draw:auto-grow-height="false" fo:min-height="27.088cm" fo:min-width="26.838cm"/>
    </style:style>
    <style:style style:name="gr85" style:family="graphic" style:parent-style-name="standard">
      <style:graphic-properties draw:stroke="none" draw:fill-color="#ff0000" draw:opacity="5%" draw:textarea-horizontal-align="justify" draw:textarea-vertical-align="middle" draw:auto-grow-height="false" fo:min-height="27.662cm" fo:min-width="27.412cm"/>
    </style:style>
    <style:style style:name="gr86" style:family="graphic" style:parent-style-name="standard">
      <style:graphic-properties draw:stroke="none" draw:fill-color="#ff0000" draw:opacity="5%" draw:textarea-horizontal-align="justify" draw:textarea-vertical-align="middle" draw:auto-grow-height="false" fo:min-height="28.236cm" fo:min-width="27.986cm"/>
    </style:style>
    <style:style style:name="gr87" style:family="graphic" style:parent-style-name="standard">
      <style:graphic-properties draw:stroke="none" draw:fill-color="#ff0000" draw:opacity="30%" draw:textarea-horizontal-align="justify" draw:textarea-vertical-align="middle" draw:auto-grow-height="false" fo:min-height="10.876cm" fo:min-width="10.625cm"/>
    </style:style>
    <style:style style:name="gr88" style:family="graphic" style:parent-style-name="standard">
      <style:graphic-properties draw:stroke="none" draw:fill-color="#ff0000" draw:opacity="35%" draw:textarea-horizontal-align="justify" draw:textarea-vertical-align="middle" draw:auto-grow-height="false" fo:min-height="10.165cm" fo:min-width="9.914cm"/>
    </style:style>
    <style:style style:name="gr89" style:family="graphic" style:parent-style-name="standard">
      <style:graphic-properties draw:stroke="none" draw:fill-color="#ffffff" draw:textarea-horizontal-align="justify" draw:textarea-vertical-align="middle" draw:auto-grow-height="false" fo:min-height="1.32cm" fo:min-width="0cm"/>
    </style:style>
    <style:style style:name="gr90" style:family="graphic" style:parent-style-name="standard">
      <style:graphic-properties draw:stroke="none" draw:fill-color="#ff0000" draw:opacity="40%" draw:textarea-horizontal-align="justify" draw:textarea-vertical-align="middle" draw:auto-grow-height="false" fo:min-height="8.69cm" fo:min-width="8.441cm"/>
    </style:style>
    <style:style style:name="gr91" style:family="graphic" style:parent-style-name="standard">
      <style:graphic-properties draw:stroke="none" draw:fill-color="#ff0000" draw:opacity="10%" draw:textarea-horizontal-align="justify" draw:textarea-vertical-align="middle" draw:auto-grow-height="false" fo:min-height="0.842cm" fo:min-width="0.592cm"/>
    </style:style>
    <style:style style:name="gr92" style:family="graphic" style:parent-style-name="standard">
      <style:graphic-properties draw:stroke="none" draw:fill-color="#ff0000" draw:opacity="20%" draw:textarea-horizontal-align="justify" draw:textarea-vertical-align="middle" draw:auto-grow-height="false" fo:min-height="0.842cm" fo:min-width="0.592cm"/>
    </style:style>
    <style:style style:name="gr93" style:family="graphic" style:parent-style-name="standard">
      <style:graphic-properties draw:stroke="none" draw:fill-color="#ff0000" draw:opacity="30%" draw:textarea-horizontal-align="justify" draw:textarea-vertical-align="middle" draw:auto-grow-height="false" fo:min-height="0.842cm" fo:min-width="0.592cm"/>
    </style:style>
    <style:style style:name="gr94" style:family="graphic" style:parent-style-name="standard">
      <style:graphic-properties draw:stroke="none" draw:fill-color="#ff0000" draw:opacity="40%" draw:textarea-horizontal-align="justify" draw:textarea-vertical-align="middle" draw:auto-grow-height="false" fo:min-height="0.842cm" fo:min-width="0.592cm"/>
    </style:style>
    <style:style style:name="gr95" style:family="graphic" style:parent-style-name="standard">
      <style:graphic-properties draw:stroke="none" draw:fill-color="#ff0000" draw:opacity="50%" draw:textarea-horizontal-align="justify" draw:textarea-vertical-align="middle" draw:auto-grow-height="false" fo:min-height="0.842cm" fo:min-width="0.592cm"/>
    </style:style>
    <style:style style:name="gr96" style:family="graphic" style:parent-style-name="standard">
      <style:graphic-properties draw:stroke="none" draw:fill-color="#ff0000" draw:opacity="60%" draw:textarea-horizontal-align="justify" draw:textarea-vertical-align="middle" draw:auto-grow-height="false" fo:min-height="0.842cm" fo:min-width="0.592cm"/>
    </style:style>
    <style:style style:name="gr97" style:family="graphic" style:parent-style-name="standard">
      <style:graphic-properties draw:stroke="none" draw:fill-color="#ff0000" draw:opacity="70%" draw:textarea-horizontal-align="justify" draw:textarea-vertical-align="middle" draw:auto-grow-height="false" fo:min-height="0.842cm" fo:min-width="0.592cm"/>
    </style:style>
    <style:style style:name="gr98" style:family="graphic" style:parent-style-name="standard">
      <style:graphic-properties draw:stroke="none" draw:fill-color="#ff0000" draw:opacity="80%" draw:textarea-horizontal-align="justify" draw:textarea-vertical-align="middle" draw:auto-grow-height="false" fo:min-height="0.842cm" fo:min-width="0.592cm"/>
    </style:style>
    <style:style style:name="gr99" style:family="graphic" style:parent-style-name="standard">
      <style:graphic-properties draw:stroke="none" draw:fill-color="#ff0000" draw:opacity="90%" draw:textarea-horizontal-align="justify" draw:textarea-vertical-align="middle" draw:auto-grow-height="false" fo:min-height="0.842cm" fo:min-width="0.592cm"/>
    </style:style>
    <style:style style:name="gr100" style:family="graphic" style:parent-style-name="standard">
      <style:graphic-properties draw:stroke="none" draw:fill-color="#ff0000" draw:opacity="100%" draw:textarea-horizontal-align="justify" draw:textarea-vertical-align="middle" draw:auto-grow-height="false" fo:min-height="0.842cm" fo:min-width="0.592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loext:graphic-properties draw:fill="solid" draw:fill-color="#ffffff" draw:opacity="100%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000000"/>
      <style:paragraph-properties fo:text-align="center"/>
    </style:style>
    <style:style style:name="P4" style:family="paragraph">
      <loext:graphic-properties draw:fill="none" draw:fill-color="#ff0000" draw:opacity="100%"/>
      <style:paragraph-properties fo:text-align="center"/>
    </style:style>
    <style:style style:name="P5" style:family="paragraph">
      <loext:graphic-properties draw:fill-color="#ffffff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</style:style>
    <style:style style:name="P8" style:family="paragraph">
      <loext:graphic-properties draw:fill="solid" draw:fill-color="#ff0000" draw:opacity="100%"/>
      <style:paragraph-properties fo:text-align="center"/>
    </style:style>
    <style:style style:name="P9" style:family="paragraph">
      <loext:graphic-properties draw:fill-color="#ff0000" draw:opacity="90%"/>
      <style:paragraph-properties fo:text-align="center"/>
    </style:style>
    <style:style style:name="P10" style:family="paragraph">
      <loext:graphic-properties draw:fill-color="#ff0000" draw:opacity="80%"/>
      <style:paragraph-properties fo:text-align="center"/>
    </style:style>
    <style:style style:name="P11" style:family="paragraph">
      <loext:graphic-properties draw:fill-color="#ff0000" draw:opacity="70%"/>
      <style:paragraph-properties fo:text-align="center"/>
    </style:style>
    <style:style style:name="P12" style:family="paragraph">
      <loext:graphic-properties draw:fill-color="#ff0000" draw:opacity="65%"/>
      <style:paragraph-properties fo:text-align="center"/>
    </style:style>
    <style:style style:name="P13" style:family="paragraph">
      <loext:graphic-properties draw:fill-color="#ff0000" draw:opacity="60%"/>
      <style:paragraph-properties fo:text-align="center"/>
    </style:style>
    <style:style style:name="P14" style:family="paragraph">
      <loext:graphic-properties draw:fill-color="#ff0000" draw:opacity="55%"/>
      <style:paragraph-properties fo:text-align="center"/>
    </style:style>
    <style:style style:name="P15" style:family="paragraph">
      <loext:graphic-properties draw:fill-color="#ff0000" draw:opacity="50%"/>
      <style:paragraph-properties fo:text-align="center"/>
    </style:style>
    <style:style style:name="P16" style:family="paragraph">
      <loext:graphic-properties draw:fill-color="#ff0000" draw:opacity="45%"/>
      <style:paragraph-properties fo:text-align="center"/>
    </style:style>
    <style:style style:name="P17" style:family="paragraph">
      <loext:graphic-properties draw:fill-color="#ff0000" draw:opacity="40%"/>
      <style:paragraph-properties fo:text-align="center"/>
    </style:style>
    <style:style style:name="P18" style:family="paragraph">
      <loext:graphic-properties draw:fill-color="#ff0000" draw:opacity="35%"/>
      <style:paragraph-properties fo:text-align="center"/>
    </style:style>
    <style:style style:name="P19" style:family="paragraph">
      <loext:graphic-properties draw:fill-color="#ff0000" draw:opacity="34%"/>
      <style:paragraph-properties fo:text-align="center"/>
    </style:style>
    <style:style style:name="P20" style:family="paragraph">
      <loext:graphic-properties draw:fill="none" draw:fill-color="#ffffff" draw:opacity="100%"/>
      <style:paragraph-properties fo:text-align="center"/>
    </style:style>
    <style:style style:name="P21" style:family="paragraph">
      <loext:graphic-properties draw:fill-color="#ff0000" draw:opacity="30%"/>
      <style:paragraph-properties fo:text-align="center"/>
    </style:style>
    <style:style style:name="P22" style:family="paragraph">
      <loext:graphic-properties draw:fill-color="#ffffff" draw:opacity="100%"/>
      <style:paragraph-properties fo:text-align="center"/>
    </style:style>
    <style:style style:name="P23" style:family="paragraph">
      <loext:graphic-properties draw:fill-color="#ff0000" draw:opacity="25%"/>
      <style:paragraph-properties fo:text-align="center"/>
    </style:style>
    <style:style style:name="P24" style:family="paragraph">
      <loext:graphic-properties draw:fill-color="#ff0000" draw:opacity="20%"/>
      <style:paragraph-properties fo:text-align="center"/>
    </style:style>
    <style:style style:name="P25" style:family="paragraph">
      <loext:graphic-properties draw:fill-color="#ff0000" draw:opacity="15%"/>
      <style:paragraph-properties fo:text-align="center"/>
    </style:style>
    <style:style style:name="P26" style:family="paragraph">
      <loext:graphic-properties draw:fill-color="#ff0000" draw:opacity="10%"/>
      <style:paragraph-properties fo:text-align="center"/>
    </style:style>
    <style:style style:name="P27" style:family="paragraph">
      <loext:graphic-properties draw:fill-color="#ff0000" draw:opacity="5%"/>
      <style:paragraph-properties fo:text-align="center"/>
    </style:style>
    <style:style style:name="P28" style:family="paragraph">
      <loext:graphic-properties draw:fill-color="#ff0000" draw:opacity="100%"/>
      <style:paragraph-properties fo:text-align="center"/>
    </style:style>
    <style:style style:name="P29" style:family="paragraph">
      <loext:graphic-properties draw:fill-color="#ff0000" draw:opacity="5%"/>
      <style:paragraph-properties fo:text-align="center"/>
      <style:text-properties fo:font-weight="bold"/>
    </style: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6" draw:layer="layout" svg:x1="2.413cm" svg:y1="-0.508cm" svg:x2="10.008cm" svg:y2="-0.508cm">
          <text:p/>
        </draw:line>
        <presentation:notes draw:style-name="dp2">
          <draw:page-thumbnail draw:style-name="gr8" draw:layer="layout" svg:width="13.968cm" svg:height="10.476cm" svg:x="3.81cm" svg:y="2.123cm" draw:page-number="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6" draw:layer="layout" svg:x1="2.412cm" svg:y1="-0.102cm" svg:x2="10.007cm" svg:y2="-0.102cm">
          <text:p/>
        </draw:line>
        <presentation:notes draw:style-name="dp2">
          <draw:page-thumbnail draw:style-name="gr8" draw:layer="layout" svg:width="13.968cm" svg:height="10.476cm" svg:x="3.81cm" svg:y="2.123cm" draw:page-number="2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6" draw:layer="layout" svg:x1="2.411cm" svg:y1="0.305cm" svg:x2="10.006cm" svg:y2="0.305cm">
          <text:p/>
        </draw:line>
        <presentation:notes draw:style-name="dp2">
          <draw:page-thumbnail draw:style-name="gr8" draw:layer="layout" svg:width="13.968cm" svg:height="10.476cm" svg:x="3.81cm" svg:y="2.123cm" draw:page-number="3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6" draw:layer="layout" svg:x1="2.41cm" svg:y1="0.711cm" svg:x2="10.005cm" svg:y2="0.711cm">
          <text:p/>
        </draw:line>
        <presentation:notes draw:style-name="dp2">
          <draw:page-thumbnail draw:style-name="gr8" draw:layer="layout" svg:width="13.968cm" svg:height="10.476cm" svg:x="3.81cm" svg:y="2.123cm" draw:page-number="4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6" draw:layer="layout" svg:x1="2.409cm" svg:y1="1.118cm" svg:x2="10.004cm" svg:y2="1.118cm">
          <text:p/>
        </draw:line>
        <presentation:notes draw:style-name="dp2">
          <draw:page-thumbnail draw:style-name="gr8" draw:layer="layout" svg:width="13.968cm" svg:height="10.476cm" svg:x="3.81cm" svg:y="2.123cm" draw:page-number="5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6" draw:layer="layout" svg:x1="2.408cm" svg:y1="1.524cm" svg:x2="10.003cm" svg:y2="1.524cm">
          <text:p/>
        </draw:line>
        <presentation:notes draw:style-name="dp2">
          <draw:page-thumbnail draw:style-name="gr8" draw:layer="layout" svg:width="13.968cm" svg:height="10.476cm" svg:x="3.81cm" svg:y="2.123cm" draw:page-number="6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6" draw:layer="layout" svg:x1="2.407cm" svg:y1="1.93cm" svg:x2="10.002cm" svg:y2="1.93cm">
          <text:p/>
        </draw:line>
        <presentation:notes draw:style-name="dp2">
          <draw:page-thumbnail draw:style-name="gr8" draw:layer="layout" svg:width="13.968cm" svg:height="10.476cm" svg:x="3.81cm" svg:y="2.123cm" draw:page-number="7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6" draw:layer="layout" svg:x1="2.406cm" svg:y1="2.337cm" svg:x2="10.001cm" svg:y2="2.337cm">
          <text:p/>
        </draw:line>
        <presentation:notes draw:style-name="dp2">
          <draw:page-thumbnail draw:style-name="gr8" draw:layer="layout" svg:width="13.968cm" svg:height="10.476cm" svg:x="3.81cm" svg:y="2.123cm" draw:page-number="8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6" draw:layer="layout" svg:x1="2.405cm" svg:y1="2.743cm" svg:x2="10cm" svg:y2="2.743cm">
          <text:p/>
        </draw:line>
        <presentation:notes draw:style-name="dp2">
          <draw:page-thumbnail draw:style-name="gr8" draw:layer="layout" svg:width="13.968cm" svg:height="10.476cm" svg:x="3.81cm" svg:y="2.123cm" draw:page-number="9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6" draw:layer="layout" svg:x1="2.404cm" svg:y1="3.15cm" svg:x2="9.999cm" svg:y2="3.15cm">
          <text:p/>
        </draw:line>
        <presentation:notes draw:style-name="dp2">
          <draw:page-thumbnail draw:style-name="gr8" draw:layer="layout" svg:width="13.968cm" svg:height="10.476cm" svg:x="3.81cm" svg:y="2.123cm" draw:page-number="10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6" draw:layer="layout" svg:x1="2.403cm" svg:y1="3.556cm" svg:x2="9.998cm" svg:y2="3.556cm">
          <text:p/>
        </draw:line>
        <presentation:notes draw:style-name="dp2">
          <draw:page-thumbnail draw:style-name="gr8" draw:layer="layout" svg:width="13.968cm" svg:height="10.476cm" svg:x="3.81cm" svg:y="2.123cm" draw:page-number="1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6" draw:layer="layout" svg:x1="2.402cm" svg:y1="3.962cm" svg:x2="9.997cm" svg:y2="3.962cm">
          <text:p/>
        </draw:line>
        <presentation:notes draw:style-name="dp2">
          <draw:page-thumbnail draw:style-name="gr8" draw:layer="layout" svg:width="13.968cm" svg:height="10.476cm" svg:x="3.81cm" svg:y="2.123cm" draw:page-number="12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6" draw:layer="layout" svg:x1="2.401cm" svg:y1="4.369cm" svg:x2="9.996cm" svg:y2="4.369cm">
          <text:p/>
        </draw:line>
        <presentation:notes draw:style-name="dp2">
          <draw:page-thumbnail draw:style-name="gr8" draw:layer="layout" svg:width="13.968cm" svg:height="10.476cm" svg:x="3.81cm" svg:y="2.123cm" draw:page-number="13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6" draw:layer="layout" svg:x1="2.4cm" svg:y1="4.775cm" svg:x2="9.995cm" svg:y2="4.775cm">
          <text:p/>
        </draw:line>
        <presentation:notes draw:style-name="dp2">
          <draw:page-thumbnail draw:style-name="gr8" draw:layer="layout" svg:width="13.968cm" svg:height="10.476cm" svg:x="3.81cm" svg:y="2.123cm" draw:page-number="14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6" draw:layer="layout" svg:x1="2.399cm" svg:y1="5.182cm" svg:x2="9.994cm" svg:y2="5.182cm">
          <text:p/>
        </draw:line>
        <presentation:notes draw:style-name="dp2">
          <draw:page-thumbnail draw:style-name="gr8" draw:layer="layout" svg:width="13.968cm" svg:height="10.476cm" svg:x="3.81cm" svg:y="2.123cm" draw:page-number="15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6" draw:layer="layout" svg:x1="2.398cm" svg:y1="5.588cm" svg:x2="9.993cm" svg:y2="5.588cm">
          <text:p/>
        </draw:line>
        <presentation:notes draw:style-name="dp2">
          <draw:page-thumbnail draw:style-name="gr8" draw:layer="layout" svg:width="13.968cm" svg:height="10.476cm" svg:x="3.81cm" svg:y="2.123cm" draw:page-number="16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6" draw:layer="layout" svg:x1="2.397cm" svg:y1="5.994cm" svg:x2="9.992cm" svg:y2="5.994cm">
          <text:p/>
        </draw:line>
        <presentation:notes draw:style-name="dp2">
          <draw:page-thumbnail draw:style-name="gr8" draw:layer="layout" svg:width="13.968cm" svg:height="10.476cm" svg:x="3.81cm" svg:y="2.123cm" draw:page-number="17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6" draw:layer="layout" svg:x1="2.396cm" svg:y1="6.401cm" svg:x2="9.991cm" svg:y2="6.401cm">
          <text:p/>
        </draw:line>
        <presentation:notes draw:style-name="dp2">
          <draw:page-thumbnail draw:style-name="gr8" draw:layer="layout" svg:width="13.968cm" svg:height="10.476cm" svg:x="3.81cm" svg:y="2.123cm" draw:page-number="18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6" draw:layer="layout" svg:x1="2.395cm" svg:y1="6.807cm" svg:x2="9.99cm" svg:y2="6.807cm">
          <text:p/>
        </draw:line>
        <presentation:notes draw:style-name="dp2">
          <draw:page-thumbnail draw:style-name="gr8" draw:layer="layout" svg:width="13.968cm" svg:height="10.476cm" svg:x="3.81cm" svg:y="2.123cm" draw:page-number="19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6" draw:layer="layout" svg:x1="2.394cm" svg:y1="7.214cm" svg:x2="9.989cm" svg:y2="7.214cm">
          <text:p/>
        </draw:line>
        <presentation:notes draw:style-name="dp2">
          <draw:page-thumbnail draw:style-name="gr8" draw:layer="layout" svg:width="13.968cm" svg:height="10.476cm" svg:x="3.81cm" svg:y="2.123cm" draw:page-number="20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6" draw:layer="layout" svg:x1="2.393cm" svg:y1="7.62cm" svg:x2="9.988cm" svg:y2="7.62cm">
          <text:p/>
        </draw:line>
        <presentation:notes draw:style-name="dp2">
          <draw:page-thumbnail draw:style-name="gr8" draw:layer="layout" svg:width="13.968cm" svg:height="10.476cm" svg:x="3.81cm" svg:y="2.123cm" draw:page-number="2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6" draw:layer="layout" svg:x1="2.392cm" svg:y1="8.026cm" svg:x2="9.987cm" svg:y2="8.026cm">
          <text:p/>
        </draw:line>
        <presentation:notes draw:style-name="dp2">
          <draw:page-thumbnail draw:style-name="gr8" draw:layer="layout" svg:width="13.968cm" svg:height="10.476cm" svg:x="3.81cm" svg:y="2.123cm" draw:page-number="22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6" draw:layer="layout" svg:x1="2.391cm" svg:y1="8.433cm" svg:x2="9.986cm" svg:y2="8.433cm">
          <text:p/>
        </draw:line>
        <presentation:notes draw:style-name="dp2">
          <draw:page-thumbnail draw:style-name="gr8" draw:layer="layout" svg:width="13.968cm" svg:height="10.476cm" svg:x="3.81cm" svg:y="2.123cm" draw:page-number="23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6" draw:layer="layout" svg:x1="2.39cm" svg:y1="8.839cm" svg:x2="9.985cm" svg:y2="8.839cm">
          <text:p/>
        </draw:line>
        <presentation:notes draw:style-name="dp2">
          <draw:page-thumbnail draw:style-name="gr8" draw:layer="layout" svg:width="13.968cm" svg:height="10.476cm" svg:x="3.81cm" svg:y="2.123cm" draw:page-number="24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6" draw:layer="layout" svg:x1="2.389cm" svg:y1="9.246cm" svg:x2="9.984cm" svg:y2="9.246cm">
          <text:p/>
        </draw:line>
        <presentation:notes draw:style-name="dp2">
          <draw:page-thumbnail draw:style-name="gr8" draw:layer="layout" svg:width="13.968cm" svg:height="10.476cm" svg:x="3.81cm" svg:y="2.123cm" draw:page-number="25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6" draw:layer="layout" svg:x1="2.388cm" svg:y1="9.662cm" svg:x2="9.983cm" svg:y2="9.662cm">
          <text:p/>
        </draw:line>
        <presentation:notes draw:style-name="dp2">
          <draw:page-thumbnail draw:style-name="gr8" draw:layer="layout" svg:width="13.968cm" svg:height="10.476cm" svg:x="3.81cm" svg:y="2.123cm" draw:page-number="26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6" draw:layer="layout" svg:x1="2.389cm" svg:y1="10.058cm" svg:x2="9.984cm" svg:y2="10.058cm">
          <text:p/>
        </draw:line>
        <presentation:notes draw:style-name="dp2">
          <draw:page-thumbnail draw:style-name="gr8" draw:layer="layout" svg:width="13.968cm" svg:height="10.476cm" svg:x="3.81cm" svg:y="2.123cm" draw:page-number="27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6" draw:layer="layout" svg:x1="2.39cm" svg:y1="10.465cm" svg:x2="9.985cm" svg:y2="10.465cm">
          <text:p/>
        </draw:line>
        <presentation:notes draw:style-name="dp2">
          <draw:page-thumbnail draw:style-name="gr8" draw:layer="layout" svg:width="13.968cm" svg:height="10.476cm" svg:x="3.81cm" svg:y="2.123cm" draw:page-number="28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6" draw:layer="layout" svg:x1="2.391cm" svg:y1="10.871cm" svg:x2="9.986cm" svg:y2="10.871cm">
          <text:p/>
        </draw:line>
        <presentation:notes draw:style-name="dp2">
          <draw:page-thumbnail draw:style-name="gr8" draw:layer="layout" svg:width="13.968cm" svg:height="10.476cm" svg:x="3.81cm" svg:y="2.123cm" draw:page-number="29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6" draw:layer="layout" svg:x1="2.392cm" svg:y1="11.278cm" svg:x2="9.987cm" svg:y2="11.278cm">
          <text:p/>
        </draw:line>
        <presentation:notes draw:style-name="dp2">
          <draw:page-thumbnail draw:style-name="gr8" draw:layer="layout" svg:width="13.968cm" svg:height="10.476cm" svg:x="3.81cm" svg:y="2.123cm" draw:page-number="30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6" draw:layer="layout" svg:x1="2.393cm" svg:y1="11.684cm" svg:x2="9.988cm" svg:y2="11.684cm">
          <text:p/>
        </draw:line>
        <presentation:notes draw:style-name="dp2">
          <draw:page-thumbnail draw:style-name="gr8" draw:layer="layout" svg:width="13.968cm" svg:height="10.476cm" svg:x="3.81cm" svg:y="2.123cm" draw:page-number="3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6" draw:layer="layout" svg:x1="2.394cm" svg:y1="12.09cm" svg:x2="9.989cm" svg:y2="12.09cm">
          <text:p/>
        </draw:line>
        <presentation:notes draw:style-name="dp2">
          <draw:page-thumbnail draw:style-name="gr8" draw:layer="layout" svg:width="13.968cm" svg:height="10.476cm" svg:x="3.81cm" svg:y="2.123cm" draw:page-number="32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6" draw:layer="layout" svg:x1="2.395cm" svg:y1="12.497cm" svg:x2="9.99cm" svg:y2="12.497cm">
          <text:p/>
        </draw:line>
        <presentation:notes draw:style-name="dp2">
          <draw:page-thumbnail draw:style-name="gr8" draw:layer="layout" svg:width="13.968cm" svg:height="10.476cm" svg:x="3.81cm" svg:y="2.123cm" draw:page-number="33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6" draw:layer="layout" svg:x1="2.396cm" svg:y1="12.903cm" svg:x2="9.991cm" svg:y2="12.903cm">
          <text:p/>
        </draw:line>
        <presentation:notes draw:style-name="dp2">
          <draw:page-thumbnail draw:style-name="gr8" draw:layer="layout" svg:width="13.968cm" svg:height="10.476cm" svg:x="3.81cm" svg:y="2.123cm" draw:page-number="34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6" draw:layer="layout" svg:x1="2.397cm" svg:y1="13.31cm" svg:x2="9.992cm" svg:y2="13.31cm">
          <text:p/>
        </draw:line>
        <presentation:notes draw:style-name="dp2">
          <draw:page-thumbnail draw:style-name="gr8" draw:layer="layout" svg:width="13.968cm" svg:height="10.476cm" svg:x="3.81cm" svg:y="2.123cm" draw:page-number="35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6" draw:layer="layout" svg:x1="2.398cm" svg:y1="13.716cm" svg:x2="9.993cm" svg:y2="13.716cm">
          <text:p/>
        </draw:line>
        <presentation:notes draw:style-name="dp2">
          <draw:page-thumbnail draw:style-name="gr8" draw:layer="layout" svg:width="13.968cm" svg:height="10.476cm" svg:x="3.81cm" svg:y="2.123cm" draw:page-number="36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6" draw:layer="layout" svg:x1="2.399cm" svg:y1="14.122cm" svg:x2="9.994cm" svg:y2="14.122cm">
          <text:p/>
        </draw:line>
        <presentation:notes draw:style-name="dp2">
          <draw:page-thumbnail draw:style-name="gr8" draw:layer="layout" svg:width="13.968cm" svg:height="10.476cm" svg:x="3.81cm" svg:y="2.123cm" draw:page-number="37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6" draw:layer="layout" svg:x1="2.4cm" svg:y1="14.529cm" svg:x2="9.995cm" svg:y2="14.529cm">
          <text:p/>
        </draw:line>
        <presentation:notes draw:style-name="dp2">
          <draw:page-thumbnail draw:style-name="gr8" draw:layer="layout" svg:width="13.968cm" svg:height="10.476cm" svg:x="3.81cm" svg:y="2.123cm" draw:page-number="38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0"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6" draw:layer="layout" svg:x1="2.401cm" svg:y1="14.935cm" svg:x2="9.996cm" svg:y2="14.935cm">
          <text:p/>
        </draw:line>
        <presentation:notes draw:style-name="dp2">
          <draw:page-thumbnail draw:style-name="gr8" draw:layer="layout" svg:width="13.968cm" svg:height="10.476cm" svg:x="3.81cm" svg:y="2.123cm" draw:page-number="39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6" draw:layer="layout" svg:x1="2.402cm" svg:y1="15.342cm" svg:x2="9.997cm" svg:y2="15.342cm">
          <text:p/>
        </draw:line>
        <presentation:notes draw:style-name="dp2">
          <draw:page-thumbnail draw:style-name="gr8" draw:layer="layout" svg:width="13.968cm" svg:height="10.476cm" svg:x="3.81cm" svg:y="2.123cm" draw:page-number="40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6" draw:layer="layout" svg:x1="2.403cm" svg:y1="15.748cm" svg:x2="9.998cm" svg:y2="15.748cm">
          <text:p/>
        </draw:line>
        <presentation:notes draw:style-name="dp2">
          <draw:page-thumbnail draw:style-name="gr8" draw:layer="layout" svg:width="13.968cm" svg:height="10.476cm" svg:x="3.81cm" svg:y="2.123cm" draw:page-number="4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6" draw:layer="layout" svg:x1="2.404cm" svg:y1="16.154cm" svg:x2="9.999cm" svg:y2="16.154cm">
          <text:p/>
        </draw:line>
        <presentation:notes draw:style-name="dp2">
          <draw:page-thumbnail draw:style-name="gr8" draw:layer="layout" svg:width="13.968cm" svg:height="10.476cm" svg:x="3.81cm" svg:y="2.123cm" draw:page-number="42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0"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6" draw:layer="layout" svg:x1="2.405cm" svg:y1="16.561cm" svg:x2="10cm" svg:y2="16.561cm">
          <text:p/>
        </draw:line>
        <presentation:notes draw:style-name="dp2">
          <draw:page-thumbnail draw:style-name="gr8" draw:layer="layout" svg:width="13.968cm" svg:height="10.476cm" svg:x="3.81cm" svg:y="2.123cm" draw:page-number="43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0"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6" draw:layer="layout" svg:x1="2.406cm" svg:y1="16.967cm" svg:x2="10.001cm" svg:y2="16.967cm">
          <text:p/>
        </draw:line>
        <presentation:notes draw:style-name="dp2">
          <draw:page-thumbnail draw:style-name="gr8" draw:layer="layout" svg:width="13.968cm" svg:height="10.476cm" svg:x="3.81cm" svg:y="2.123cm" draw:page-number="44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0"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6" draw:layer="layout" svg:x1="2.407cm" svg:y1="17.374cm" svg:x2="10.002cm" svg:y2="17.374cm">
          <text:p/>
        </draw:line>
        <presentation:notes draw:style-name="dp2">
          <draw:page-thumbnail draw:style-name="gr8" draw:layer="layout" svg:width="13.968cm" svg:height="10.476cm" svg:x="3.81cm" svg:y="2.123cm" draw:page-number="45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0"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6" draw:layer="layout" svg:x1="2.408cm" svg:y1="17.78cm" svg:x2="10.003cm" svg:y2="17.78cm">
          <text:p/>
        </draw:line>
        <presentation:notes draw:style-name="dp2">
          <draw:page-thumbnail draw:style-name="gr8" draw:layer="layout" svg:width="13.968cm" svg:height="10.476cm" svg:x="3.81cm" svg:y="2.123cm" draw:page-number="46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0"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6" draw:layer="layout" svg:x1="2.409cm" svg:y1="18.186cm" svg:x2="10.004cm" svg:y2="18.186cm">
          <text:p/>
        </draw:line>
        <presentation:notes draw:style-name="dp2">
          <draw:page-thumbnail draw:style-name="gr8" draw:layer="layout" svg:width="13.968cm" svg:height="10.476cm" svg:x="3.81cm" svg:y="2.123cm" draw:page-number="47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0"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6" draw:layer="layout" svg:x1="2.41cm" svg:y1="18.593cm" svg:x2="10.005cm" svg:y2="18.593cm">
          <text:p/>
        </draw:line>
        <presentation:notes draw:style-name="dp2">
          <draw:page-thumbnail draw:style-name="gr8" draw:layer="layout" svg:width="13.968cm" svg:height="10.476cm" svg:x="3.81cm" svg:y="2.123cm" draw:page-number="48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0"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6" draw:layer="layout" svg:x1="2.411cm" svg:y1="18.999cm" svg:x2="10.006cm" svg:y2="18.999cm">
          <text:p/>
        </draw:line>
        <presentation:notes draw:style-name="dp2">
          <draw:page-thumbnail draw:style-name="gr8" draw:layer="layout" svg:width="13.968cm" svg:height="10.476cm" svg:x="3.81cm" svg:y="2.123cm" draw:page-number="49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0"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6" draw:layer="layout" svg:x1="2.412cm" svg:y1="19.406cm" svg:x2="10.007cm" svg:y2="19.406cm">
          <text:p/>
        </draw:line>
        <presentation:notes draw:style-name="dp2">
          <draw:page-thumbnail draw:style-name="gr8" draw:layer="layout" svg:width="13.968cm" svg:height="10.476cm" svg:x="3.81cm" svg:y="2.123cm" draw:page-number="50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0"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6" draw:layer="layout" svg:x1="2.413cm" svg:y1="19.812cm" svg:x2="10.008cm" svg:y2="19.812cm">
          <text:p/>
        </draw:line>
        <presentation:notes draw:style-name="dp2">
          <draw:page-thumbnail draw:style-name="gr8" draw:layer="layout" svg:width="13.968cm" svg:height="10.476cm" svg:x="3.81cm" svg:y="2.123cm" draw:page-number="5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0"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6" draw:layer="layout" svg:x1="-0.61cm" svg:y1="5.866cm" svg:x2="-0.61cm" svg:y2="13.461cm">
          <text:p/>
        </draw:line>
        <presentation:notes draw:style-name="dp2">
          <draw:page-thumbnail draw:style-name="gr8" draw:layer="layout" svg:width="13.968cm" svg:height="10.476cm" svg:x="3.81cm" svg:y="2.123cm" draw:page-number="52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0"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6" draw:layer="layout" svg:x1="-0.203cm" svg:y1="5.865cm" svg:x2="-0.203cm" svg:y2="13.46cm">
          <text:p/>
        </draw:line>
        <presentation:notes draw:style-name="dp2">
          <draw:page-thumbnail draw:style-name="gr8" draw:layer="layout" svg:width="13.968cm" svg:height="10.476cm" svg:x="3.81cm" svg:y="2.123cm" draw:page-number="53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0"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6" draw:layer="layout" svg:x1="0.203cm" svg:y1="5.864cm" svg:x2="0.203cm" svg:y2="13.459cm">
          <text:p/>
        </draw:line>
        <presentation:notes draw:style-name="dp2">
          <draw:page-thumbnail draw:style-name="gr8" draw:layer="layout" svg:width="13.968cm" svg:height="10.476cm" svg:x="3.81cm" svg:y="2.123cm" draw:page-number="54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0"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6" draw:layer="layout" svg:x1="0.61cm" svg:y1="5.863cm" svg:x2="0.61cm" svg:y2="13.458cm">
          <text:p/>
        </draw:line>
        <presentation:notes draw:style-name="dp2">
          <draw:page-thumbnail draw:style-name="gr8" draw:layer="layout" svg:width="13.968cm" svg:height="10.476cm" svg:x="3.81cm" svg:y="2.123cm" draw:page-number="55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1T0"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6" draw:layer="layout" svg:x1="1.016cm" svg:y1="5.862cm" svg:x2="1.016cm" svg:y2="13.457cm">
          <text:p/>
        </draw:line>
        <presentation:notes draw:style-name="dp2">
          <draw:page-thumbnail draw:style-name="gr8" draw:layer="layout" svg:width="13.968cm" svg:height="10.476cm" svg:x="3.81cm" svg:y="2.123cm" draw:page-number="56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1T0"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6" draw:layer="layout" svg:x1="1.422cm" svg:y1="5.861cm" svg:x2="1.422cm" svg:y2="13.456cm">
          <text:p/>
        </draw:line>
        <presentation:notes draw:style-name="dp2">
          <draw:page-thumbnail draw:style-name="gr8" draw:layer="layout" svg:width="13.968cm" svg:height="10.476cm" svg:x="3.81cm" svg:y="2.123cm" draw:page-number="57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1T0"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6" draw:layer="layout" svg:x1="1.829cm" svg:y1="5.86cm" svg:x2="1.829cm" svg:y2="13.455cm">
          <text:p/>
        </draw:line>
        <presentation:notes draw:style-name="dp2">
          <draw:page-thumbnail draw:style-name="gr8" draw:layer="layout" svg:width="13.968cm" svg:height="10.476cm" svg:x="3.81cm" svg:y="2.123cm" draw:page-number="58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1T0"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6" draw:layer="layout" svg:x1="2.235cm" svg:y1="5.859cm" svg:x2="2.235cm" svg:y2="13.454cm">
          <text:p/>
        </draw:line>
        <presentation:notes draw:style-name="dp2">
          <draw:page-thumbnail draw:style-name="gr8" draw:layer="layout" svg:width="13.968cm" svg:height="10.476cm" svg:x="3.81cm" svg:y="2.123cm" draw:page-number="59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1T0"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6" draw:layer="layout" svg:x1="2.642cm" svg:y1="5.858cm" svg:x2="2.642cm" svg:y2="13.453cm">
          <text:p/>
        </draw:line>
        <presentation:notes draw:style-name="dp2">
          <draw:page-thumbnail draw:style-name="gr8" draw:layer="layout" svg:width="13.968cm" svg:height="10.476cm" svg:x="3.81cm" svg:y="2.123cm" draw:page-number="60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1T0"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6" draw:layer="layout" svg:x1="3.048cm" svg:y1="5.857cm" svg:x2="3.048cm" svg:y2="13.452cm">
          <text:p/>
        </draw:line>
        <presentation:notes draw:style-name="dp2">
          <draw:page-thumbnail draw:style-name="gr8" draw:layer="layout" svg:width="13.968cm" svg:height="10.476cm" svg:x="3.81cm" svg:y="2.123cm" draw:page-number="6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1T0"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6" draw:layer="layout" svg:x1="3.454cm" svg:y1="5.856cm" svg:x2="3.454cm" svg:y2="13.451cm">
          <text:p/>
        </draw:line>
        <presentation:notes draw:style-name="dp2">
          <draw:page-thumbnail draw:style-name="gr8" draw:layer="layout" svg:width="13.968cm" svg:height="10.476cm" svg:x="3.81cm" svg:y="2.123cm" draw:page-number="62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1T0"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6" draw:layer="layout" svg:x1="3.861cm" svg:y1="5.855cm" svg:x2="3.861cm" svg:y2="13.45cm">
          <text:p/>
        </draw:line>
        <presentation:notes draw:style-name="dp2">
          <draw:page-thumbnail draw:style-name="gr8" draw:layer="layout" svg:width="13.968cm" svg:height="10.476cm" svg:x="3.81cm" svg:y="2.123cm" draw:page-number="63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1T0"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10" draw:text-style-name="P6" draw:layer="layout" svg:x1="4.265cm" svg:y1="5.854cm" svg:x2="4.265cm" svg:y2="13.449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64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1T0"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10" draw:text-style-name="P6" draw:layer="layout" svg:x1="4.672cm" svg:y1="5.853cm" svg:x2="4.672cm" svg:y2="13.448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65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1T0"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10" draw:text-style-name="P6" draw:layer="layout" svg:x1="5.078cm" svg:y1="5.852cm" svg:x2="5.078cm" svg:y2="13.447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66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1T0"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10" draw:text-style-name="P6" draw:layer="layout" svg:x1="5.484cm" svg:y1="5.851cm" svg:x2="5.484cm" svg:y2="13.446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67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1T0"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10" draw:text-style-name="P6" draw:layer="layout" svg:x1="5.892cm" svg:y1="5.85cm" svg:x2="5.892cm" svg:y2="13.445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68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1T0"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10" draw:text-style-name="P6" draw:layer="layout" svg:x1="6.297cm" svg:y1="5.841cm" svg:x2="6.297cm" svg:y2="13.436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0.635cm" svg:height="0.636cm" svg:x="5.868cm" svg:y="9.2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69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1T0"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10" draw:text-style-name="P6" draw:layer="layout" svg:x1="6.703cm" svg:y1="5.849cm" svg:x2="6.703cm" svg:y2="13.444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1.449cm" svg:height="1.448cm" svg:x="5.46cm" svg:y="8.865cm">
          <text:p/>
          <draw:enhanced-geometry svg:viewBox="0 0 21600 21600" draw:glue-points="10800 0 3163 3163 0 10800 3163 18437 10800 21600 18437 18437 21600 10800 18437 3163" draw:text-areas="3163 3163 18437 18437" draw:type="ring" draw:modifiers="6081.9875776397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2" draw:text-style-name="P4" draw:layer="layout" svg:width="0.635cm" svg:height="0.636cm" svg:x="5.866cm" svg:y="9.2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70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1T0"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10" draw:text-style-name="P6" draw:layer="layout" svg:x1="7.111cm" svg:y1="5.848cm" svg:x2="7.111cm" svg:y2="13.443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0" draw:layer="layout" svg:width="2.209cm" svg:height="2.21cm" svg:x="5.104cm" svg:y="8.484cm">
          <text:p/>
          <draw:enhanced-geometry svg:viewBox="0 0 21600 21600" draw:glue-points="10800 0 3163 3163 0 10800 3163 18437 10800 21600 18437 18437 21600 10800 18437 3163" draw:text-areas="3163 3163 18437 18437" draw:type="ring" draw:modifiers="3985.88873812754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4" draw:text-style-name="P4" draw:layer="layout" svg:width="0.635cm" svg:height="0.636cm" svg:x="5.868cm" svg:y="9.2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7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1T0"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10" draw:text-style-name="P6" draw:layer="layout" svg:x1="7.517cm" svg:y1="5.847cm" svg:x2="7.517cm" svg:y2="13.442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1" draw:layer="layout" svg:width="3.072cm" svg:height="3.073cm" svg:x="4.647cm" svg:y="8.052cm">
          <text:p/>
          <draw:enhanced-geometry svg:viewBox="0 0 21600 21600" draw:glue-points="10800 0 3163 3163 0 10800 3163 18437 10800 21600 18437 18437 21600 10800 18437 3163" draw:text-areas="3163 3163 18437 18437" draw:type="ring" draw:modifiers="2873.91021470397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4" draw:text-style-name="P4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72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1T0"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10" draw:text-style-name="P6" draw:layer="layout" svg:x1="7.923cm" svg:y1="5.846cm" svg:x2="7.923cm" svg:y2="13.441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2" draw:layer="layout" svg:width="3.988cm" svg:height="3.988cm" svg:x="4.139cm" svg:y="7.595cm">
          <text:p/>
          <draw:enhanced-geometry svg:viewBox="0 0 21600 21600" draw:glue-points="10800 0 3163 3163 0 10800 3163 18437 10800 21600 18437 18437 21600 10800 18437 3163" draw:text-areas="3163 3163 18437 18437" draw:type="ring" draw:modifiers="2203.86061669591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4" draw:text-style-name="P4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73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1T0"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10" draw:text-style-name="P6" draw:layer="layout" svg:x1="8.328cm" svg:y1="5.845cm" svg:x2="8.328cm" svg:y2="13.44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3" draw:layer="layout" svg:width="4.8cm" svg:height="4.801cm" svg:x="3.733cm" svg:y="7.188cm">
          <text:p/>
          <draw:enhanced-geometry svg:viewBox="0 0 21600 21600" draw:glue-points="10800 0 3163 3163 0 10800 3163 18437 10800 21600 18437 18437 21600 10800 18437 3163" draw:text-areas="3163 3163 18437 18437" draw:type="ring" draw:modifiers="1848.72969596002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4" draw:text-style-name="P4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74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5" draw:style-name="dp1" draw:master-page-name="Default" presentation:presentation-page-layout-name="AL1T0"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10" draw:text-style-name="P6" draw:layer="layout" svg:x1="8.736cm" svg:y1="5.844cm" svg:x2="8.736cm" svg:y2="13.439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4" draw:layer="layout" svg:width="5.613cm" svg:height="5.613cm" draw:transform="rotate (-3.14159265358979) translate (8.938cm 12.394cm)">
          <text:p/>
          <draw:enhanced-geometry svg:viewBox="0 0 21600 21600" draw:glue-points="10800 0 3163 3163 0 10800 3163 18437 10800 21600 18437 18437 21600 10800 18437 3163" draw:text-areas="3163 3163 18437 18437" draw:type="ring" draw:modifiers="1581.3323833274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4" draw:text-style-name="P4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75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6" draw:style-name="dp1" draw:master-page-name="Default" presentation:presentation-page-layout-name="AL1T0"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10" draw:text-style-name="P6" draw:layer="layout" svg:x1="9.142cm" svg:y1="5.843cm" svg:x2="9.142cm" svg:y2="13.438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5" draw:layer="layout" svg:width="6.478cm" svg:height="6.477cm" draw:transform="rotate (-3.14159265358979) translate (9.347cm 12.827cm)">
          <text:p/>
          <draw:enhanced-geometry svg:viewBox="0 0 21600 21600" draw:glue-points="10800 0 3163 3163 0 10800 3163 18437 10800 21600 18437 18437 21600 10800 18437 3163" draw:text-areas="3163 3163 18437 18437" draw:type="ring" draw:modifiers="1370.42297005249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4" draw:text-style-name="P4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76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7" draw:style-name="dp1" draw:master-page-name="Default" presentation:presentation-page-layout-name="AL1T0"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10" draw:text-style-name="P6" draw:layer="layout" svg:x1="9.548cm" svg:y1="5.842cm" svg:x2="9.548cm" svg:y2="13.437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6" draw:layer="layout" svg:width="7.239cm" svg:height="7.239cm" draw:transform="rotate (-3.14159265358979) translate (9.753cm 13.208cm)">
          <text:p/>
          <draw:enhanced-geometry svg:viewBox="0 0 21600 21600" draw:glue-points="10800 0 3163 3163 0 10800 3163 18437 10800 21600 18437 18437 21600 10800 18437 3163" draw:text-areas="3163 3163 18437 18437" draw:type="ring" draw:modifiers="1244.08839779006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4" draw:text-style-name="P4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77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8" draw:style-name="dp1" draw:master-page-name="Default" presentation:presentation-page-layout-name="AL1T0"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10" draw:text-style-name="P6" draw:layer="layout" svg:x1="9.955cm" svg:y1="5.851cm" svg:x2="9.955cm" svg:y2="13.446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7" draw:layer="layout" svg:width="8.001cm" svg:height="8.001cm" draw:transform="rotate (-3.14159265358979) translate (10.159cm 13.589cm)">
          <text:p/>
          <draw:enhanced-geometry svg:viewBox="0 0 21600 21600" draw:glue-points="10800 0 3163 3163 0 10800 3163 18437 10800 21600 18437 18437 21600 10800 18437 3163" draw:text-areas="3163 3163 18437 18437" draw:type="ring" draw:modifiers="1117.52061984504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4" draw:text-style-name="P4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78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9" draw:style-name="dp1" draw:master-page-name="Default" presentation:presentation-page-layout-name="AL1T0">
        <draw:line draw:style-name="gr10" draw:text-style-name="P6" draw:layer="layout" svg:x1="10.361cm" svg:y1="5.852cm" svg:x2="10.361cm" svg:y2="13.447cm">
          <text:p/>
        </draw:line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7" draw:layer="layout" svg:width="8.942cm" svg:height="8.941cm" draw:transform="rotate (-3.14159265358979) translate (10.566cm 14.072cm)">
          <text:p/>
          <draw:enhanced-geometry svg:viewBox="0 0 21600 21600" draw:glue-points="10800 0 3163 3163 0 10800 3163 18437 10800 21600 18437 18437 21600 10800 18437 3163" draw:text-areas="3163 3163 18437 18437" draw:type="ring" draw:modifiers="1009.70700067099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4" draw:text-style-name="P4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79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0" draw:style-name="dp1" draw:master-page-name="Default" presentation:presentation-page-layout-name="AL1T0">
        <draw:line draw:style-name="gr10" draw:text-style-name="P6" draw:layer="layout" svg:x1="10.767cm" svg:y1="5.85cm" svg:x2="10.767cm" svg:y2="13.445cm">
          <text:p/>
        </draw:line>
        <draw:custom-shape draw:style-name="gr22" draw:text-style-name="P18" draw:layer="layout" svg:width="9.778cm" svg:height="9.779cm" draw:transform="rotate (-3.14159265358979) translate (10.971cm 14.503cm)">
          <text:p/>
          <draw:enhanced-geometry svg:viewBox="0 0 21600 21600" draw:glue-points="10800 0 3163 3163 0 10800 3163 18437 10800 21600 18437 18437 21600 10800 18437 3163" draw:text-areas="3163 3163 18437 18437" draw:type="ring" draw:modifiers="914.355828220859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80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1" draw:style-name="dp1" draw:master-page-name="Default" presentation:presentation-page-layout-name="AL1T0">
        <draw:custom-shape draw:style-name="gr23" draw:text-style-name="P18" draw:layer="layout" svg:width="10.413cm" svg:height="10.414cm" draw:transform="rotate (-3.14159265358979) translate (11.376cm 14.834cm)">
          <text:p/>
          <draw:enhanced-geometry svg:viewBox="0 0 21600 21600" draw:glue-points="10800 0 3163 3163 0 10800 3163 18437 10800 21600 18437 18437 21600 10800 18437 3163" draw:text-areas="3163 3163 18437 18437" draw:type="ring" draw:modifiers="842.016322611618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line draw:style-name="gr10" draw:text-style-name="P6" draw:layer="layout" svg:x1="11.173cm" svg:y1="5.849cm" svg:x2="11.173cm" svg:y2="13.444cm">
          <text:p/>
        </draw:line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24" draw:text-style-name="P19" draw:layer="layout" svg:width="35.56cm" svg:height="35.559cm" draw:transform="rotate (-1.5707963267949) translate (46.416cm -8.157cm)">
          <text:p/>
          <draw:enhanced-geometry svg:viewBox="0 0 21600 21600" draw:mirror-horizontal="true" draw:type="block-arc" draw:modifiers="-99.5281970129014 10639.43091608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5" draw:text-style-name="P17" draw:layer="layout" svg:width="35.56cm" svg:height="35.56cm" draw:transform="rotate (-1.5707963267949) translate (11.154cm -8.148cm)">
          <text:p/>
          <draw:enhanced-geometry svg:viewBox="0 0 21600 21600" draw:mirror-horizontal="false" draw:type="block-arc" draw:modifiers="-95.1007473028693 10695.3621489074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6" draw:text-style-name="P20" draw:layer="layout" svg:width="2.856cm" svg:height="7.87cm" draw:transform="skewX (-0.00383972435438752) translate (10.866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8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2" draw:style-name="dp1" draw:master-page-name="Default" presentation:presentation-page-layout-name="AL1T0">
        <draw:custom-shape draw:style-name="gr27" draw:text-style-name="P21" draw:layer="layout" svg:width="11.126cm" svg:height="11.125cm" draw:transform="rotate (-3.14159265358979) translate (11.784cm 15.189cm)">
          <text:p/>
          <draw:enhanced-geometry svg:viewBox="0 0 21600 21600" draw:glue-points="10800 0 3163 3163 0 10800 3163 18437 10800 21600 18437 18437 21600 10800 18437 3163" draw:text-areas="3163 3163 18437 18437" draw:type="ring" draw:modifiers="869.746539636887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line draw:style-name="gr10" draw:text-style-name="P6" draw:layer="layout" svg:x1="11.579cm" svg:y1="5.85cm" svg:x2="11.579cm" svg:y2="13.445cm">
          <text:p/>
        </draw:line>
        <draw:custom-shape draw:style-name="gr28" draw:text-style-name="P2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29" draw:text-style-name="P17" draw:layer="layout" svg:width="35.56cm" svg:height="35.561cm" draw:transform="rotate (-1.5707963267949) translate (11.408cm -8.147cm)">
          <text:p/>
          <draw:enhanced-geometry svg:viewBox="0 0 21600 21600" draw:mirror-horizontal="false" draw:type="block-arc" draw:modifiers="-97.7913272279551 10634.5596628927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30" draw:text-style-name="P17" draw:layer="layout" svg:width="35.56cm" svg:height="35.559cm" draw:transform="rotate (-1.5707963267949) translate (46.671cm -8.157cm)">
          <text:p/>
          <draw:enhanced-geometry svg:viewBox="0 0 21600 21600" draw:mirror-horizontal="true" draw:type="block-arc" draw:modifiers="-101.884360091391 10634.3449466361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6" draw:text-style-name="P20" draw:layer="layout" svg:width="2.856cm" svg:height="7.87cm" draw:transform="skewX (-0.00383972435438752) translate (10.866cm 5.69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82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3" draw:style-name="dp1" draw:master-page-name="Default" presentation:presentation-page-layout-name="AL1T0">
        <draw:custom-shape draw:style-name="gr31" draw:text-style-name="P21" draw:layer="layout" svg:width="11.888cm" svg:height="11.887cm" draw:transform="rotate (-3.14159265358979) translate (12.191cm 15.57cm)">
          <text:p/>
          <draw:enhanced-geometry svg:viewBox="0 0 21600 21600" draw:glue-points="10800 0 3163 3163 0 10800 3163 18437 10800 21600 18437 18437 21600 10800 18437 3163" draw:text-areas="3163 3163 18437 18437" draw:type="ring" draw:modifiers="743.135935397039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28" draw:text-style-name="P2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29" draw:text-style-name="P17" draw:layer="layout" svg:width="35.56cm" svg:height="35.561cm" draw:transform="rotate (-1.5707963267949) translate (11.662cm -8.146cm)">
          <text:p/>
          <draw:enhanced-geometry svg:viewBox="0 0 21600 21600" draw:mirror-horizontal="false" draw:type="block-arc" draw:modifiers="-99.5868412213231 10636.9525763025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32" draw:text-style-name="P17" draw:layer="layout" svg:width="35.56cm" svg:height="35.559cm" draw:transform="rotate (-1.5707963267949) translate (46.925cm -8.157cm)">
          <text:p/>
          <draw:enhanced-geometry svg:viewBox="0 0 21600 21600" draw:mirror-horizontal="true" draw:type="block-arc" draw:modifiers="-102.770689408407 10635.4799898601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6" draw:text-style-name="P20" draw:layer="layout" svg:width="2.856cm" svg:height="7.87cm" draw:transform="skewX (-0.00383972435438752) translate (10.866cm 5.69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83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4" draw:style-name="dp1" draw:master-page-name="Default" presentation:presentation-page-layout-name="AL1T0">
        <draw:custom-shape draw:style-name="gr33" draw:text-style-name="P23" draw:layer="layout" svg:width="12.649cm" svg:height="12.649cm" draw:transform="rotate (-3.14159265358979) translate (12.6cm 15.951cm)">
          <text:p/>
          <draw:enhanced-geometry svg:viewBox="0 0 21600 21600" draw:glue-points="10800 0 3163 3163 0 10800 3163 18437 10800 21600 18437 18437 21600 10800 18437 3163" draw:text-areas="3163 3163 18437 18437" draw:type="ring" draw:modifiers="729.106719367589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28" draw:text-style-name="P2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29" draw:text-style-name="P17" draw:layer="layout" svg:width="35.56cm" svg:height="35.561cm" draw:transform="rotate (-1.5707963267949) translate (11.916cm -8.145cm)">
          <text:p/>
          <draw:enhanced-geometry svg:viewBox="0 0 21600 21600" draw:mirror-horizontal="false" draw:type="block-arc" draw:modifiers="-100.729722383269 10634.2366327996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30" draw:text-style-name="P17" draw:layer="layout" svg:width="35.56cm" svg:height="35.559cm" draw:transform="rotate (-1.5707963267949) translate (47.179cm -8.157cm)">
          <text:p/>
          <draw:enhanced-geometry svg:viewBox="0 0 21600 21600" draw:mirror-horizontal="true" draw:type="block-arc" draw:modifiers="-102.826382303387 10636.5827925363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6" draw:text-style-name="P20" draw:layer="layout" svg:width="2.856cm" svg:height="7.87cm" draw:transform="skewX (-0.00383972435438752) translate (10.866cm 5.69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84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5" draw:style-name="dp1" draw:master-page-name="Default" presentation:presentation-page-layout-name="AL1T0">
        <draw:custom-shape draw:style-name="gr34" draw:text-style-name="P24" draw:layer="layout" svg:width="13.463cm" svg:height="13.462cm" draw:transform="rotate (-3.14159265358979) translate (13.008cm 16.359cm)">
          <text:p/>
          <draw:enhanced-geometry svg:viewBox="0 0 21600 21600" draw:glue-points="10800 0 3163 3163 0 10800 3163 18437 10800 21600 18437 18437 21600 10800 18437 3163" draw:text-areas="3163 3163 18437 18437" draw:type="ring" draw:modifiers="670.638045012256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28" draw:text-style-name="P2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29" draw:text-style-name="P17" draw:layer="layout" svg:width="35.56cm" svg:height="35.561cm" draw:transform="rotate (-1.5707963267949) translate (12.171cm -8.145cm)">
          <text:p/>
          <draw:enhanced-geometry svg:viewBox="0 0 21600 21600" draw:mirror-horizontal="false" draw:type="block-arc" draw:modifiers="-101.720698480663 10634.2029102652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30" draw:text-style-name="P17" draw:layer="layout" svg:width="35.56cm" svg:height="35.559cm" draw:transform="rotate (-1.5707963267949) translate (47.432cm -8.157cm)">
          <text:p/>
          <draw:enhanced-geometry svg:viewBox="0 0 21600 21600" draw:mirror-horizontal="true" draw:type="block-arc" draw:modifiers="-102.642913236536 10635.7357203923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6" draw:text-style-name="P20" draw:layer="layout" svg:width="2.856cm" svg:height="7.87cm" draw:transform="skewX (-0.00383972435438752) translate (10.866cm 5.69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85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6" draw:style-name="dp1" draw:master-page-name="Default" presentation:presentation-page-layout-name="AL1T0">
        <draw:custom-shape draw:style-name="gr35" draw:text-style-name="P24" draw:layer="layout" svg:width="14.273cm" svg:height="14.274cm" draw:transform="rotate (-3.14159265358979) translate (13.413cm 16.765cm)">
          <text:p/>
          <draw:enhanced-geometry svg:viewBox="0 0 21600 21600" draw:glue-points="10800 0 3163 3163 0 10800 3163 18437 10800 21600 18437 18437 21600 10800 18437 3163" draw:text-areas="3163 3163 18437 18437" draw:type="ring" draw:modifiers="634.00350262697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6" draw:text-style-name="P5" draw:layer="layout" svg:width="32.512cm" svg:height="17.525cm" draw:transform="rotate (-1.5707963267949) translate (29.569cm -6.628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8" draw:text-style-name="P2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29" draw:text-style-name="P17" draw:layer="layout" svg:width="35.56cm" svg:height="35.561cm" draw:transform="rotate (-1.5707963267949) translate (12.424cm -8.145cm)">
          <text:p/>
          <draw:enhanced-geometry svg:viewBox="0 0 21600 21600" draw:mirror-horizontal="false" draw:type="block-arc" draw:modifiers="-102.352224147026 10634.9745466709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30" draw:text-style-name="P17" draw:layer="layout" svg:width="35.56cm" svg:height="35.559cm" draw:transform="rotate (-1.5707963267949) translate (47.687cm -8.156cm)">
          <text:p/>
          <draw:enhanced-geometry svg:viewBox="0 0 21600 21600" draw:mirror-horizontal="true" draw:type="block-arc" draw:modifiers="-102.290777062633 10633.1052041936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6" draw:text-style-name="P20" draw:layer="layout" svg:width="2.856cm" svg:height="7.87cm" draw:transform="skewX (-0.00383972435438752) translate (10.866cm 5.69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86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7" draw:style-name="dp1" draw:master-page-name="Default" presentation:presentation-page-layout-name="AL1T0">
        <draw:custom-shape draw:style-name="gr37" draw:text-style-name="P24" draw:layer="layout" svg:width="15.088cm" svg:height="15.088cm" draw:transform="rotate (-3.14159265358979) translate (13.82cm 17.171cm)">
          <text:p/>
          <draw:enhanced-geometry svg:viewBox="0 0 21600 21600" draw:glue-points="10800 0 3163 3163 0 10800 3163 18437 10800 21600 18437 18437 21600 10800 18437 3163" draw:text-areas="3163 3163 18437 18437" draw:type="ring" draw:modifiers="601.23268606269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6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8" draw:text-style-name="P2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29" draw:text-style-name="P17" draw:layer="layout" svg:width="35.56cm" svg:height="35.561cm" draw:transform="rotate (-1.5707963267949) translate (12.678cm -8.145cm)">
          <text:p/>
          <draw:enhanced-geometry svg:viewBox="0 0 21600 21600" draw:mirror-horizontal="false" draw:type="block-arc" draw:modifiers="-102.58080941528 10634.4013582102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30" draw:text-style-name="P17" draw:layer="layout" svg:width="35.56cm" svg:height="35.559cm" draw:transform="rotate (-1.5707963267949) translate (47.941cm -8.155cm)">
          <text:p/>
          <draw:enhanced-geometry svg:viewBox="0 0 21600 21600" draw:mirror-horizontal="true" draw:type="block-arc" draw:modifiers="-101.710968147998 10636.9299963098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6" draw:text-style-name="P20" draw:layer="layout" svg:width="2.856cm" svg:height="7.87cm" draw:transform="skewX (-0.00383972435438752) translate (10.866cm 5.69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87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8" draw:style-name="dp1" draw:master-page-name="Default" presentation:presentation-page-layout-name="AL1T0">
        <draw:custom-shape draw:style-name="gr38" draw:text-style-name="P24" draw:layer="layout" svg:width="15.9cm" svg:height="15.9cm" draw:transform="rotate (-3.14159265358979) translate (14.226cm 17.577cm)">
          <text:p/>
          <draw:enhanced-geometry svg:viewBox="0 0 21600 21600" draw:glue-points="10800 0 3163 3163 0 10800 3163 18437 10800 21600 18437 18437 21600 10800 18437 3163" draw:text-areas="3163 3163 18437 18437" draw:type="ring" draw:modifiers="567.813345072637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6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39" draw:text-style-name="P23" draw:layer="layout" svg:width="12.649cm" svg:height="12.649cm" draw:transform="rotate (-1.5707963267949) translate (24.609cm 3.293cm)">
          <text:p/>
          <draw:enhanced-geometry svg:viewBox="0 0 21600 21600" draw:mirror-horizontal="true" draw:type="block-arc" draw:modifiers="-123.480193814412 10084.4382914803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8" draw:text-style-name="P2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29" draw:text-style-name="P17" draw:layer="layout" svg:width="35.56cm" svg:height="35.561cm" draw:transform="rotate (-1.5707963267949) translate (12.932cm -8.145cm)">
          <text:p/>
          <draw:enhanced-geometry svg:viewBox="0 0 21600 21600" draw:mirror-horizontal="false" draw:type="block-arc" draw:modifiers="-102.786056178128 10631.1441230711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30" draw:text-style-name="P17" draw:layer="layout" svg:width="35.56cm" svg:height="35.559cm" draw:transform="rotate (-1.5707963267949) translate (48.195cm -8.154cm)">
          <text:p/>
          <draw:enhanced-geometry svg:viewBox="0 0 21600 21600" draw:mirror-horizontal="true" draw:type="block-arc" draw:modifiers="-100.836132608013 10631.1959360206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6" draw:text-style-name="P20" draw:layer="layout" svg:width="2.856cm" svg:height="7.87cm" draw:transform="skewX (-0.00383972435438752) translate (10.866cm 5.69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88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9" draw:style-name="dp1" draw:master-page-name="Default" presentation:presentation-page-layout-name="AL1T0">
        <draw:custom-shape draw:style-name="gr40" draw:text-style-name="P24" draw:layer="layout" svg:width="16.714cm" svg:height="16.714cm" draw:transform="rotate (-3.14159265358979) translate (14.632cm 17.983cm)">
          <text:p/>
          <draw:enhanced-geometry svg:viewBox="0 0 21600 21600" draw:glue-points="10800 0 3163 3163 0 10800 3163 18437 10800 21600 18437 18437 21600 10800 18437 3163" draw:text-areas="3163 3163 18437 18437" draw:type="ring" draw:modifiers="534.992521687107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6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41" draw:text-style-name="P21" draw:layer="layout" svg:width="11.887cm" svg:height="11.886cm" draw:transform="rotate (-1.5707963267949) translate (24.284cm 3.674cm)">
          <text:p/>
          <draw:enhanced-geometry svg:viewBox="0 0 21600 21600" draw:mirror-horizontal="true" draw:type="block-arc" draw:modifiers="-123.152486173019 10043.8378692369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8" draw:text-style-name="P2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25" draw:text-style-name="P17" draw:layer="layout" svg:width="35.56cm" svg:height="35.56cm" draw:transform="rotate (-1.5707963267949) translate (13.185cm -8.145cm)">
          <text:p/>
          <draw:enhanced-geometry svg:viewBox="0 0 21600 21600" draw:mirror-horizontal="false" draw:type="block-arc" draw:modifiers="-102.660703919574 10632.1192608199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30" draw:text-style-name="P17" draw:layer="layout" svg:width="35.56cm" svg:height="35.559cm" draw:transform="rotate (-1.5707963267949) translate (48.448cm -8.153cm)">
          <text:p/>
          <draw:enhanced-geometry svg:viewBox="0 0 21600 21600" draw:mirror-horizontal="true" draw:type="block-arc" draw:modifiers="-99.5572935957545 10632.947780008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6" draw:text-style-name="P20" draw:layer="layout" svg:width="2.856cm" svg:height="7.87cm" draw:transform="skewX (-0.00383972435438752) translate (10.866cm 5.69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89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0" draw:style-name="dp1" draw:master-page-name="Default" presentation:presentation-page-layout-name="AL1T0">
        <draw:custom-shape draw:style-name="gr42" draw:text-style-name="P24" draw:layer="layout" svg:width="17.525cm" svg:height="17.526cm" draw:transform="rotate (-3.14159265358979) translate (15.037cm 18.389cm)">
          <text:p/>
          <draw:enhanced-geometry svg:viewBox="0 0 21600 21600" draw:glue-points="10800 0 3163 3163 0 10800 3163 18437 10800 21600 18437 18437 21600 10800 18437 3163" draw:text-areas="3163 3163 18437 18437" draw:type="ring" draw:modifiers="510.20710903178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6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10" draw:text-style-name="P6" draw:layer="layout" svg:x1="13.028cm" svg:y1="5.857cm" svg:x2="13.028cm" svg:y2="13.452cm">
          <text:p/>
        </draw:line>
        <draw:custom-shape draw:style-name="gr43" draw:text-style-name="P21" draw:layer="layout" svg:width="11.125cm" svg:height="11.125cm" draw:transform="rotate (-1.5707963267949) translate (23.898cm 4.055cm)">
          <text:p/>
          <draw:enhanced-geometry svg:viewBox="0 0 21600 21600" draw:mirror-horizontal="true" draw:type="block-arc" draw:modifiers="-123.113782883112 9957.46691667598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8" draw:text-style-name="P2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25" draw:text-style-name="P17" draw:layer="layout" svg:width="35.56cm" svg:height="35.56cm" draw:transform="rotate (-1.5707963267949) translate (13.44cm -8.145cm)">
          <text:p/>
          <draw:enhanced-geometry svg:viewBox="0 0 21600 21600" draw:mirror-horizontal="false" draw:type="block-arc" draw:modifiers="-101.926164925248 10632.8768915213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30" draw:text-style-name="P17" draw:layer="layout" svg:width="35.56cm" svg:height="35.559cm" draw:transform="rotate (-1.5707963267949) translate (48.702cm -8.152cm)">
          <text:p/>
          <draw:enhanced-geometry svg:viewBox="0 0 21600 21600" draw:mirror-horizontal="true" draw:type="block-arc" draw:modifiers="-97.9292650716024 10635.6417127318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6" draw:text-style-name="P20" draw:layer="layout" svg:width="2.856cm" svg:height="7.87cm" draw:transform="skewX (-0.00383972435438752) translate (10.866cm 5.69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90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1" draw:style-name="dp1" draw:master-page-name="Default" presentation:presentation-page-layout-name="AL1T0">
        <draw:custom-shape draw:style-name="gr44" draw:text-style-name="P25" draw:layer="layout" svg:width="18.34cm" svg:height="18.34cm" draw:transform="rotate (-3.14159265358979) translate (15.446cm 18.796cm)">
          <text:p/>
          <draw:enhanced-geometry svg:viewBox="0 0 21600 21600" draw:glue-points="10800 0 3163 3163 0 10800 3163 18437 10800 21600 18437 18437 21600 10800 18437 3163" draw:text-areas="3163 3163 18437 18437" draw:type="ring" draw:modifiers="489.918761245297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6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10" draw:text-style-name="P6" draw:layer="layout" svg:x1="13.436cm" svg:y1="5.855cm" svg:x2="13.436cm" svg:y2="13.45cm">
          <text:p/>
        </draw:line>
        <draw:custom-shape draw:style-name="gr45" draw:text-style-name="P18" draw:layer="layout" svg:width="10.414cm" svg:height="10.413cm" draw:transform="rotate (-1.5707963267949) translate (23.632cm 4.417cm)">
          <text:p/>
          <draw:enhanced-geometry svg:viewBox="0 0 21600 21600" draw:mirror-horizontal="true" draw:type="block-arc" draw:modifiers="-122.615825128389 9955.96337040983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8" draw:text-style-name="P2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29" draw:text-style-name="P17" draw:layer="layout" svg:width="35.56cm" svg:height="35.561cm" draw:transform="rotate (-1.5707963267949) translate (13.694cm -8.145cm)">
          <text:p/>
          <draw:enhanced-geometry svg:viewBox="0 0 21600 21600" draw:mirror-horizontal="false" draw:type="block-arc" draw:modifiers="-100.110921906631 10634.1138156477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30" draw:text-style-name="P17" draw:layer="layout" svg:width="35.56cm" svg:height="35.559cm" draw:transform="rotate (-1.5707963267949) translate (48.957cm -8.151cm)">
          <text:p/>
          <draw:enhanced-geometry svg:viewBox="0 0 21600 21600" draw:mirror-horizontal="true" draw:type="block-arc" draw:modifiers="-95.7202021783428 10631.2348042429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6" draw:text-style-name="P20" draw:layer="layout" svg:width="2.856cm" svg:height="7.87cm" draw:transform="skewX (-0.00383972435438752) translate (10.866cm 5.69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9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2" draw:style-name="dp1" draw:master-page-name="Default" presentation:presentation-page-layout-name="AL1T0">
        <draw:custom-shape draw:style-name="gr46" draw:text-style-name="P25" draw:layer="layout" svg:width="19.152cm" svg:height="19.152cm" draw:transform="rotate (-3.14159265358979) translate (15.851cm 19.202cm)">
          <text:p/>
          <draw:enhanced-geometry svg:viewBox="0 0 21600 21600" draw:glue-points="10800 0 3163 3163 0 10800 3163 18437 10800 21600 18437 18437 21600 10800 18437 3163" draw:text-areas="3163 3163 18437 18437" draw:type="ring" draw:modifiers="466.8929149480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6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10" draw:text-style-name="P6" draw:layer="layout" svg:x1="13.842cm" svg:y1="5.853cm" svg:x2="13.842cm" svg:y2="13.448cm">
          <text:p/>
        </draw:lin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18" draw:layer="layout" svg:width="9.779cm" svg:height="9.778cm" draw:transform="rotate (-1.5707963267949) translate (23.376cm 4.715cm)">
          <text:p/>
          <draw:enhanced-geometry svg:viewBox="0 0 21600 21600" draw:mirror-horizontal="true" draw:type="block-arc" draw:modifiers="-122.180852854583 9861.22603128037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8" draw:text-style-name="P2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92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3" draw:style-name="dp1" draw:master-page-name="Default" presentation:presentation-page-layout-name="AL1T0">
        <draw:custom-shape draw:style-name="gr48" draw:text-style-name="P25" draw:layer="layout" svg:width="19.964cm" svg:height="19.964cm" draw:transform="rotate (-3.14159265358979) translate (16.257cm 19.607cm)">
          <text:p/>
          <draw:enhanced-geometry svg:viewBox="0 0 21600 21600" draw:glue-points="10800 0 3163 3163 0 10800 3163 18437 10800 21600 18437 18437 21600 10800 18437 3163" draw:text-areas="3163 3163 18437 18437" draw:type="ring" draw:modifiers="448.985725018783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6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8" draw:text-style-name="P2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10" draw:text-style-name="P6" draw:layer="layout" svg:x1="14.247cm" svg:y1="5.854cm" svg:x2="14.247cm" svg:y2="13.449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17" draw:layer="layout" svg:width="8.941cm" svg:height="8.941cm" draw:transform="rotate (-1.5707963267949) translate (22.951cm 5.13cm)">
          <text:p/>
          <draw:enhanced-geometry svg:viewBox="0 0 21600 21600" draw:mirror-horizontal="true" draw:type="block-arc" draw:modifiers="-122.048792495331 9800.81291381278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4" draw:text-style-name="P4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93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4" draw:style-name="dp1" draw:master-page-name="Default" presentation:presentation-page-layout-name="AL1T0">
        <draw:custom-shape draw:style-name="gr50" draw:text-style-name="P25" draw:layer="layout" svg:width="20.778cm" svg:height="20.778cm" draw:transform="rotate (-3.14159265358979) translate (16.664cm 20.014cm)">
          <text:p/>
          <draw:enhanced-geometry svg:viewBox="0 0 21600 21600" draw:glue-points="10800 0 3163 3163 0 10800 3163 18437 10800 21600 18437 18437 21600 10800 18437 3163" draw:text-areas="3163 3163 18437 18437" draw:type="ring" draw:modifiers="434.515616728428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6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8" draw:text-style-name="P2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10" draw:text-style-name="P6" draw:layer="layout" svg:x1="14.655cm" svg:y1="5.855cm" svg:x2="14.655cm" svg:y2="13.45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17" draw:layer="layout" svg:width="8.001cm" svg:height="8.001cm" draw:transform="rotate (-1.5707963267949) translate (22.445cm 5.583cm)">
          <text:p/>
          <draw:enhanced-geometry svg:viewBox="0 0 21600 21600" draw:mirror-horizontal="true" draw:type="block-arc" draw:modifiers="-122.587510093519 9687.93218230875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4" draw:text-style-name="P4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94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5" draw:style-name="dp1" draw:master-page-name="Default" presentation:presentation-page-layout-name="AL1T0">
        <draw:custom-shape draw:style-name="gr52" draw:text-style-name="P26" draw:layer="layout" svg:width="21.59cm" svg:height="21.59cm" draw:transform="rotate (-3.14159265358979) translate (17.07cm 20.42cm)">
          <text:p/>
          <draw:enhanced-geometry svg:viewBox="0 0 21600 21600" draw:glue-points="10800 0 3163 3163 0 10800 3163 18437 10800 21600 18437 18437 21600 10800 18437 3163" draw:text-areas="3163 3163 18437 18437" draw:type="ring" draw:modifiers="415.172988745311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6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8" draw:text-style-name="P2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10" draw:text-style-name="P6" draw:layer="layout" svg:x1="15.061cm" svg:y1="5.856cm" svg:x2="15.061cm" svg:y2="13.451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16" draw:layer="layout" svg:width="7.239cm" svg:height="7.239cm" draw:transform="rotate (-1.5707963267949) translate (22.064cm 5.964cm)">
          <text:p/>
          <draw:enhanced-geometry svg:viewBox="0 0 21600 21600" draw:mirror-horizontal="true" draw:type="block-arc" draw:modifiers="-122.427377718678 9575.13271048978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4" draw:text-style-name="P4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95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6" draw:style-name="dp1" draw:master-page-name="Default" presentation:presentation-page-layout-name="AL1T0">
        <draw:custom-shape draw:style-name="gr54" draw:text-style-name="P26" draw:layer="layout" svg:width="22.404cm" svg:height="22.404cm" draw:transform="rotate (-3.14159265358979) translate (17.477cm 20.827cm)">
          <text:p/>
          <draw:enhanced-geometry svg:viewBox="0 0 21600 21600" draw:glue-points="10800 0 3163 3163 0 10800 3163 18437 10800 21600 18437 18437 21600 10800 18437 3163" draw:text-areas="3163 3163 18437 18437" draw:type="ring" draw:modifiers="400.089265788886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6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8" draw:text-style-name="P2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10" draw:text-style-name="P6" draw:layer="layout" svg:x1="15.467cm" svg:y1="5.857cm" svg:x2="15.467cm" svg:y2="13.452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15" draw:layer="layout" svg:width="6.477cm" svg:height="6.476cm" draw:transform="rotate (-1.5707963267949) translate (21.746cm 6.345cm)">
          <text:p/>
          <draw:enhanced-geometry svg:viewBox="0 0 21600 21600" draw:mirror-horizontal="true" draw:type="block-arc" draw:modifiers="-122.177306564458 9423.15194867923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4" draw:text-style-name="P4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96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7" draw:style-name="dp1" draw:master-page-name="Default" presentation:presentation-page-layout-name="AL1T0">
        <draw:custom-shape draw:style-name="gr56" draw:text-style-name="P26" draw:layer="layout" svg:width="23.215cm" svg:height="23.216cm" draw:transform="rotate (-3.14159265358979) translate (17.882cm 21.23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387.957100400569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6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8" draw:text-style-name="P2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10" draw:text-style-name="P6" draw:layer="layout" svg:x1="15.873cm" svg:y1="5.858cm" svg:x2="15.873cm" svg:y2="13.453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14" draw:layer="layout" svg:width="5.613cm" svg:height="5.613cm" draw:transform="rotate (-1.5707963267949) translate (21.25cm 6.777cm)">
          <text:p/>
          <draw:enhanced-geometry svg:viewBox="0 0 21600 21600" draw:mirror-horizontal="true" draw:type="block-arc" draw:modifiers="-122.210014661307 9233.61336965907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4" draw:text-style-name="P4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97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8" draw:style-name="dp1" draw:master-page-name="Default" presentation:presentation-page-layout-name="AL1T0">
        <draw:custom-shape draw:style-name="gr58" draw:text-style-name="P26" draw:layer="layout" svg:width="24.029cm" svg:height="24.028cm" draw:transform="rotate (-3.14159265358979) translate (18.29cm 21.63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374.847059802738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6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8" draw:text-style-name="P2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10" draw:text-style-name="P6" draw:layer="layout" svg:x1="16.278cm" svg:y1="5.859cm" svg:x2="16.278cm" svg:y2="13.454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13" draw:layer="layout" svg:width="4.801cm" svg:height="4.8cm" draw:transform="rotate (-1.5707963267949) translate (20.882cm 7.183cm)">
          <text:p/>
          <draw:enhanced-geometry svg:viewBox="0 0 21600 21600" draw:mirror-horizontal="true" draw:type="block-arc" draw:modifiers="-122.032916016879 8929.99533267212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4" draw:text-style-name="P4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98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9" draw:style-name="dp1" draw:master-page-name="Default" presentation:presentation-page-layout-name="AL1T0">
        <draw:custom-shape draw:style-name="gr60" draw:text-style-name="P27" draw:layer="layout" svg:width="24.841cm" svg:height="24.842cm" draw:transform="rotate (-3.14159265358979) translate (18.696cm 22.04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360.825987199614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6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8" draw:text-style-name="P2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10" draw:text-style-name="P6" draw:layer="layout" svg:x1="16.686cm" svg:y1="5.86cm" svg:x2="16.686cm" svg:y2="13.455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12" draw:layer="layout" svg:width="3.988cm" svg:height="3.988cm" draw:transform="rotate (-1.5707963267949) translate (20.454cm 7.59cm)">
          <text:p/>
          <draw:enhanced-geometry svg:viewBox="0 0 21600 21600" draw:mirror-horizontal="true" draw:type="block-arc" draw:modifiers="-121.808341518239 8552.59314300747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4" draw:text-style-name="P4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99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0" draw:style-name="dp1" draw:master-page-name="Default" presentation:presentation-page-layout-name="AL1T0">
        <draw:custom-shape draw:style-name="gr62" draw:text-style-name="P27" draw:layer="layout" svg:width="25.654cm" svg:height="25.654cm" draw:transform="rotate (-3.14159265358979) translate (19.102cm 22.45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349.405573962191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6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8" draw:text-style-name="P2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10" draw:text-style-name="P6" draw:layer="layout" svg:x1="17.092cm" svg:y1="5.861cm" svg:x2="17.092cm" svg:y2="13.456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11" draw:layer="layout" svg:width="3.073cm" svg:height="3.072cm" draw:transform="rotate (-1.5707963267949) translate (19.941cm 8.047cm)">
          <text:p/>
          <draw:enhanced-geometry svg:viewBox="0 0 21600 21600" draw:mirror-horizontal="true" draw:type="block-arc" draw:modifiers="-122.738258436558 7910.83003336928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4" draw:text-style-name="P4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100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1" draw:style-name="dp1" draw:master-page-name="Default" presentation:presentation-page-layout-name="AL1T0">
        <draw:custom-shape draw:style-name="gr64" draw:text-style-name="P27" draw:layer="layout" svg:width="26.468cm" svg:height="26.468cm" draw:transform="rotate (-3.14159265358979) translate (19.508cm 22.85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338.660319619177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6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8" draw:text-style-name="P2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10" draw:text-style-name="P6" draw:layer="layout" svg:x1="17.499cm" svg:y1="5.862cm" svg:x2="17.499cm" svg:y2="13.457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65" draw:text-style-name="P10" draw:layer="layout" svg:width="2.21cm" svg:height="2.208cm" draw:transform="rotate (-1.5707963267949) translate (19.488cm 8.479cm)">
          <text:p/>
          <draw:enhanced-geometry svg:viewBox="0 0 21600 21600" draw:mirror-horizontal="true" draw:type="block-arc" draw:modifiers="-123.379866817755 6756.30225020606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4" draw:text-style-name="P4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10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2" draw:style-name="dp1" draw:master-page-name="Default" presentation:presentation-page-layout-name="AL1T0">
        <draw:custom-shape draw:style-name="gr66" draw:text-style-name="P27" draw:layer="layout" svg:width="27.281cm" svg:height="27.28cm" draw:transform="rotate (-3.14159265358979) translate (19.914cm 23.26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326.99681096734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6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8" draw:text-style-name="P2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10" draw:text-style-name="P6" draw:layer="layout" svg:x1="17.905cm" svg:y1="5.863cm" svg:x2="17.905cm" svg:y2="13.458cm">
          <text:p/>
        </draw:line>
        <draw:custom-shape draw:style-name="gr67" draw:text-style-name="P9" draw:layer="layout" svg:width="1.448cm" svg:height="1.449cm" draw:transform="rotate (-1.5707963267949) translate (19.143cm 8.861cm)">
          <text:p/>
          <draw:enhanced-geometry svg:viewBox="0 0 21600 21600" draw:mirror-horizontal="true" draw:type="block-arc" draw:modifiers="-122.485367396822 4621.22620590635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102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3" draw:style-name="dp1" draw:master-page-name="Default" presentation:presentation-page-layout-name="AL1T0">
        <draw:custom-shape draw:style-name="gr68" draw:text-style-name="P27" draw:layer="layout" svg:width="28.091cm" svg:height="28.092cm" draw:transform="rotate (-3.14159265358979) translate (20.319cm 23.67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319.083045598548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6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8" draw:text-style-name="P2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10" draw:text-style-name="P6" draw:layer="layout" svg:x1="18.311cm" svg:y1="5.864cm" svg:x2="18.311cm" svg:y2="13.459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28" draw:layer="layout" svg:width="0.585cm" svg:height="0.584cm" svg:x="18.105cm" svg:y="9.29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103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4" draw:style-name="dp1" draw:master-page-name="Default" presentation:presentation-page-layout-name="AL1T0">
        <draw:custom-shape draw:style-name="gr70" draw:text-style-name="P27" draw:layer="layout" svg:width="28.906cm" svg:height="28.906cm" draw:transform="rotate (-3.14159265358979) translate (20.726cm 24.07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310.09790016259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6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8" draw:text-style-name="P2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10" draw:text-style-name="P6" draw:layer="layout" svg:x1="18.718cm" svg:y1="5.865cm" svg:x2="18.718cm" svg:y2="13.46cm">
          <text:p/>
        </draw:lin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104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5" draw:style-name="dp1" draw:master-page-name="Default" presentation:presentation-page-layout-name="AL1T0">
        <draw:custom-shape draw:style-name="gr71" draw:text-style-name="P27" draw:layer="layout" svg:width="29.718cm" svg:height="29.718cm" draw:transform="rotate (-3.14159265358979) translate (21.132cm 24.48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301.625222921363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6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8" draw:text-style-name="P2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10" draw:text-style-name="P6" draw:layer="layout" svg:x1="19.124cm" svg:y1="5.866cm" svg:x2="19.124cm" svg:y2="13.461cm">
          <text:p/>
        </draw:line>
        <draw:custom-shape draw:style-name="gr72" draw:text-style-name="P5" draw:layer="layout" svg:width="4.345cm" svg:height="1.016cm" svg:x="18.539cm" svg:y="9.06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105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6" draw:style-name="dp1" draw:master-page-name="Default" presentation:presentation-page-layout-name="AL1T0">
        <draw:custom-shape draw:style-name="gr73" draw:text-style-name="P27" draw:layer="layout" svg:width="30.53cm" svg:height="30.53cm" draw:transform="rotate (-3.14159265358979) translate (21.538cm 24.88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297.140611182077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6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10" draw:text-style-name="P6" draw:layer="layout" svg:x1="19.531cm" svg:y1="5.867cm" svg:x2="19.531cm" svg:y2="13.462cm">
          <text:p/>
        </draw:line>
        <draw:custom-shape draw:style-name="gr72" draw:text-style-name="P5" draw:layer="layout" svg:width="4.345cm" svg:height="1.016cm" svg:x="18.539cm" svg:y="9.067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2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106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7" draw:style-name="dp1" draw:master-page-name="Default" presentation:presentation-page-layout-name="AL1T0">
        <draw:custom-shape draw:style-name="gr74" draw:text-style-name="P29" draw:layer="layout" svg:width="31.344cm" svg:height="31.344cm" draw:transform="rotate (-3.14159265358979) translate (21.944cm 25.29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289.42415058223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6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10" draw:text-style-name="P6" draw:layer="layout" svg:x1="19.937cm" svg:y1="5.868cm" svg:x2="19.937cm" svg:y2="13.463cm">
          <text:p/>
        </draw:line>
        <draw:custom-shape draw:style-name="gr72" draw:text-style-name="P5" draw:layer="layout" svg:width="4.345cm" svg:height="1.016cm" svg:x="18.539cm" svg:y="9.067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2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107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8" draw:style-name="dp1" draw:master-page-name="Default" presentation:presentation-page-layout-name="AL1T0">
        <draw:custom-shape draw:style-name="gr75" draw:text-style-name="P27" draw:layer="layout" svg:width="32.157cm" svg:height="32.156cm" draw:transform="rotate (-3.14159265358979) translate (22.35cm 25.70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282.115869017632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6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10" draw:text-style-name="P6" draw:layer="layout" svg:x1="20.343cm" svg:y1="5.869cm" svg:x2="20.343cm" svg:y2="13.464cm">
          <text:p/>
        </draw:line>
        <draw:custom-shape draw:style-name="gr72" draw:text-style-name="P5" draw:layer="layout" svg:width="4.345cm" svg:height="1.016cm" svg:x="18.539cm" svg:y="9.067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2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108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9" draw:style-name="dp1" draw:master-page-name="Default" presentation:presentation-page-layout-name="AL1T0">
        <draw:custom-shape draw:style-name="gr76" draw:text-style-name="P27" draw:layer="layout" svg:width="32.97cm" svg:height="32.97cm" draw:transform="rotate (-3.14159265358979) translate (22.756cm 26.10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273.185526674957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6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10" draw:text-style-name="P6" draw:layer="layout" svg:x1="20.751cm" svg:y1="5.87cm" svg:x2="20.751cm" svg:y2="13.465cm">
          <text:p/>
        </draw:line>
        <draw:custom-shape draw:style-name="gr72" draw:text-style-name="P5" draw:layer="layout" svg:width="4.345cm" svg:height="1.016cm" svg:x="18.539cm" svg:y="9.067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2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109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0" draw:style-name="dp1" draw:master-page-name="Default" presentation:presentation-page-layout-name="AL1T0">
        <draw:custom-shape draw:style-name="gr77" draw:text-style-name="P27" draw:layer="layout" svg:width="33.781cm" svg:height="33.782cm" draw:transform="rotate (-3.14159265358979) translate (23.161cm 26.51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265.340555900897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6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10" draw:text-style-name="P6" draw:layer="layout" svg:x1="21.157cm" svg:y1="5.871cm" svg:x2="21.157cm" svg:y2="13.466cm">
          <text:p/>
        </draw:line>
        <draw:custom-shape draw:style-name="gr72" draw:text-style-name="P5" draw:layer="layout" svg:width="4.345cm" svg:height="1.016cm" svg:x="18.539cm" svg:y="9.067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2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110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1" draw:style-name="dp1" draw:master-page-name="Default" presentation:presentation-page-layout-name="AL1T0">
        <draw:custom-shape draw:style-name="gr78" draw:text-style-name="P27" draw:layer="layout" svg:width="34.596cm" svg:height="34.596cm" draw:transform="rotate (-3.14159265358979) translate (23.57cm 26.92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261.594935977108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6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10" draw:text-style-name="P6" draw:layer="layout" svg:x1="21.562cm" svg:y1="5.872cm" svg:x2="21.562cm" svg:y2="13.467cm">
          <text:p/>
        </draw:line>
        <draw:custom-shape draw:style-name="gr72" draw:text-style-name="P5" draw:layer="layout" svg:width="4.345cm" svg:height="1.016cm" svg:x="18.539cm" svg:y="9.067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2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11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2" draw:style-name="dp1" draw:master-page-name="Default" presentation:presentation-page-layout-name="AL1T0">
        <draw:custom-shape draw:style-name="gr79" draw:text-style-name="P27" draw:layer="layout" svg:width="35.408cm" svg:height="35.408cm" draw:transform="rotate (-3.14159265358979) translate (23.975cm 27.32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254.986020503262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6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10" draw:text-style-name="P6" draw:layer="layout" svg:x1="21.97cm" svg:y1="5.873cm" svg:x2="21.97cm" svg:y2="13.468cm">
          <text:p/>
        </draw:line>
        <draw:custom-shape draw:style-name="gr28" draw:text-style-name="P2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72" draw:text-style-name="P5" draw:layer="layout" svg:width="4.345cm" svg:height="1.016cm" svg:x="18.539cm" svg:y="9.06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112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3" draw:style-name="dp1" draw:master-page-name="Default" presentation:presentation-page-layout-name="AL1T0">
        <draw:custom-shape draw:style-name="gr80" draw:text-style-name="P27" draw:layer="layout" svg:width="36.22cm" svg:height="36.22cm" draw:transform="rotate (-3.14159265358979) translate (24.381cm 27.73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251.655117197206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6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10" draw:text-style-name="P6" draw:layer="layout" svg:x1="22.376cm" svg:y1="5.874cm" svg:x2="22.376cm" svg:y2="13.469cm">
          <text:p/>
        </draw:line>
        <draw:custom-shape draw:style-name="gr28" draw:text-style-name="P2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72" draw:text-style-name="P5" draw:layer="layout" svg:width="4.345cm" svg:height="1.016cm" svg:x="18.539cm" svg:y="9.06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113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4" draw:style-name="dp1" draw:master-page-name="Default" presentation:presentation-page-layout-name="AL1T0">
        <draw:custom-shape draw:style-name="gr81" draw:text-style-name="P27" draw:layer="layout" svg:width="37.035cm" svg:height="37.034cm" draw:transform="rotate (-3.14159265358979) translate (24.787cm 28.1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244.374240583232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6" draw:text-style-name="P5" draw:layer="layout" svg:width="32.512cm" svg:height="17.525cm" draw:transform="rotate (-1.5707963267949) translate (29.569cm -6.626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10" draw:text-style-name="P6" draw:layer="layout" svg:x1="22.782cm" svg:y1="5.851cm" svg:x2="22.782cm" svg:y2="13.446cm">
          <text:p/>
        </draw:line>
        <draw:custom-shape draw:style-name="gr28" draw:text-style-name="P2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72" draw:text-style-name="P5" draw:layer="layout" svg:width="4.345cm" svg:height="1.016cm" svg:x="18.539cm" svg:y="9.06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856cm" svg:height="7.87cm" draw:transform="skewX (-0.00383972435438752) translate (22.884cm 5.69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114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5" draw:style-name="dp1" draw:master-page-name="Default" presentation:presentation-page-layout-name="AL1T0">
        <draw:custom-shape draw:style-name="gr82" draw:text-style-name="P27" draw:layer="layout" svg:width="37.845cm" svg:height="37.846cm" draw:transform="rotate (-3.14159265358979) translate (25.191cm 28.54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237.989801041034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6" draw:text-style-name="P5" draw:layer="layout" svg:width="32.512cm" svg:height="17.525cm" draw:transform="rotate (-1.5707963267949) translate (29.569cm -6.626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8" draw:text-style-name="P2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line draw:style-name="gr10" draw:text-style-name="P6" draw:layer="layout" svg:x1="23.189cm" svg:y1="5.85cm" svg:x2="23.189cm" svg:y2="13.445cm">
          <text:p/>
        </draw:line>
        <draw:custom-shape draw:style-name="gr1" draw:text-style-name="P1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9" draw:layer="layout" svg:width="35.56cm" svg:height="35.559cm" draw:transform="rotate (-1.5707963267949) translate (58.434cm -8.156cm)">
          <text:p/>
          <draw:enhanced-geometry svg:viewBox="0 0 21600 21600" draw:mirror-horizontal="true" draw:type="block-arc" draw:modifiers="-99.5281970129014 10639.43091608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83" draw:text-style-name="P5" draw:layer="layout" svg:width="1.016cm" svg:height="2.861cm" draw:transform="rotate (1.5707963267949) translate (22.908cm 10.084cm)">
          <text:p/>
          <draw:enhanced-geometry svg:viewBox="0 0 21600 21600" draw:glue-points="?f6 10800 10800 21600 ?f5 10800 10800 0" draw:text-areas="?f3 ?f3 ?f4 ?f4" draw:type="trapezoid" draw:modifiers="1656.63716814159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6" draw:text-style-name="P20" draw:layer="layout" svg:width="2.856cm" svg:height="7.87cm" draw:transform="skewX (-0.00383972435438752) translate (22.884cm 5.69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115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6" draw:style-name="dp1" draw:master-page-name="Default" presentation:presentation-page-layout-name="AL1T0">
        <draw:custom-shape draw:style-name="gr84" draw:text-style-name="P27" draw:layer="layout" svg:width="38.66cm" svg:height="38.66cm" draw:transform="rotate (-3.14159265358979) translate (25.599cm 28.95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233.537673624583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6" draw:text-style-name="P5" draw:layer="layout" svg:width="32.512cm" svg:height="17.525cm" draw:transform="rotate (-1.5707963267949) translate (29.569cm -6.626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8" draw:text-style-name="P2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line draw:style-name="gr10" draw:text-style-name="P6" draw:layer="layout" svg:x1="23.596cm" svg:y1="5.851cm" svg:x2="23.596cm" svg:y2="13.446cm">
          <text:p/>
        </draw:line>
        <draw:custom-shape draw:style-name="gr28" draw:text-style-name="P22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7" draw:layer="layout" svg:width="35.56cm" svg:height="35.559cm" draw:transform="rotate (-1.5707963267949) translate (58.687cm -8.156cm)">
          <text:p/>
          <draw:enhanced-geometry svg:viewBox="0 0 21600 21600" draw:mirror-horizontal="true" draw:type="block-arc" draw:modifiers="-101.884360091391 10634.3449466361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83" draw:text-style-name="P5" draw:layer="layout" svg:width="1.016cm" svg:height="2.861cm" draw:transform="rotate (1.5707963267949) translate (22.908cm 10.083cm)">
          <text:p/>
          <draw:enhanced-geometry svg:viewBox="0 0 21600 21600" draw:glue-points="?f6 10800 10800 21600 ?f5 10800 10800 0" draw:text-areas="?f3 ?f3 ?f4 ?f4" draw:type="trapezoid" draw:modifiers="1656.63716814159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6" draw:text-style-name="P20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116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7" draw:style-name="dp1" draw:master-page-name="Default" presentation:presentation-page-layout-name="AL1T0">
        <draw:custom-shape draw:style-name="gr85" draw:text-style-name="P27" draw:layer="layout" svg:width="39.472cm" svg:height="39.472cm" draw:transform="rotate (-3.14159265358979) translate (26.005cm 29.35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229.280774200086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6" draw:text-style-name="P5" draw:layer="layout" svg:width="32.512cm" svg:height="17.525cm" draw:transform="rotate (-1.5707963267949) translate (29.569cm -6.626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8" draw:text-style-name="P2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22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7" draw:layer="layout" svg:width="35.56cm" svg:height="35.559cm" draw:transform="rotate (-1.5707963267949) translate (58.941cm -8.156cm)">
          <text:p/>
          <draw:enhanced-geometry svg:viewBox="0 0 21600 21600" draw:mirror-horizontal="true" draw:type="block-arc" draw:modifiers="-102.770689408407 10635.4799898601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83" draw:text-style-name="P5" draw:layer="layout" svg:width="1.016cm" svg:height="2.861cm" draw:transform="rotate (1.5707963267949) translate (22.908cm 10.083cm)">
          <text:p/>
          <draw:enhanced-geometry svg:viewBox="0 0 21600 21600" draw:glue-points="?f6 10800 10800 21600 ?f5 10800 10800 0" draw:text-areas="?f3 ?f3 ?f4 ?f4" draw:type="trapezoid" draw:modifiers="1656.63716814159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6" draw:text-style-name="P20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117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8" draw:style-name="dp1" draw:master-page-name="Default" presentation:presentation-page-layout-name="AL1T0">
        <draw:custom-shape draw:style-name="gr86" draw:text-style-name="P27" draw:layer="layout" svg:width="40.284cm" svg:height="40.284cm" draw:transform="rotate (-3.14159265358979) translate (26.411cm 29.76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224.659302469902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6" draw:text-style-name="P5" draw:layer="layout" svg:width="32.512cm" svg:height="17.525cm" draw:transform="rotate (-1.5707963267949) translate (29.569cm -6.625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8" draw:text-style-name="P2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22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7" draw:layer="layout" svg:width="35.56cm" svg:height="35.559cm" draw:transform="rotate (-1.5707963267949) translate (59.196cm -8.156cm)">
          <text:p/>
          <draw:enhanced-geometry svg:viewBox="0 0 21600 21600" draw:mirror-horizontal="true" draw:type="block-arc" draw:modifiers="-102.826382303387 10636.5827925363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83" draw:text-style-name="P5" draw:layer="layout" svg:width="1.016cm" svg:height="2.861cm" draw:transform="rotate (1.5707963267949) translate (22.908cm 10.083cm)">
          <text:p/>
          <draw:enhanced-geometry svg:viewBox="0 0 21600 21600" draw:glue-points="?f6 10800 10800 21600 ?f5 10800 10800 0" draw:text-areas="?f3 ?f3 ?f4 ?f4" draw:type="trapezoid" draw:modifiers="1656.63716814159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6" draw:text-style-name="P20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118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9" draw:style-name="dp1" draw:master-page-name="Default" presentation:presentation-page-layout-name="AL1T0">
        <draw:custom-shape draw:style-name="gr28" draw:text-style-name="P2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22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7" draw:layer="layout" svg:width="35.56cm" svg:height="35.559cm" draw:transform="rotate (-1.5707963267949) translate (59.45cm -8.156cm)">
          <text:p/>
          <draw:enhanced-geometry svg:viewBox="0 0 21600 21600" draw:mirror-horizontal="true" draw:type="block-arc" draw:modifiers="-102.642913236536 10635.7357203923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83" draw:text-style-name="P5" draw:layer="layout" svg:width="1.016cm" svg:height="2.861cm" draw:transform="rotate (1.5707963267949) translate (22.908cm 10.083cm)">
          <text:p/>
          <draw:enhanced-geometry svg:viewBox="0 0 21600 21600" draw:glue-points="?f6 10800 10800 21600 ?f5 10800 10800 0" draw:text-areas="?f3 ?f3 ?f4 ?f4" draw:type="trapezoid" draw:modifiers="1656.63716814159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6" draw:text-style-name="P20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119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0" draw:style-name="dp1" draw:master-page-name="Default" presentation:presentation-page-layout-name="AL1T0">
        <draw:custom-shape draw:style-name="gr28" draw:text-style-name="P2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22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7" draw:layer="layout" svg:width="35.56cm" svg:height="35.559cm" draw:transform="rotate (-1.5707963267949) translate (59.704cm -8.155cm)">
          <text:p/>
          <draw:enhanced-geometry svg:viewBox="0 0 21600 21600" draw:mirror-horizontal="true" draw:type="block-arc" draw:modifiers="-102.290777062633 10633.1052041936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83" draw:text-style-name="P5" draw:layer="layout" svg:width="1.016cm" svg:height="2.861cm" draw:transform="rotate (1.5707963267949) translate (22.908cm 10.083cm)">
          <text:p/>
          <draw:enhanced-geometry svg:viewBox="0 0 21600 21600" draw:glue-points="?f6 10800 10800 21600 ?f5 10800 10800 0" draw:text-areas="?f3 ?f3 ?f4 ?f4" draw:type="trapezoid" draw:modifiers="1656.63716814159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6" draw:text-style-name="P20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120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1" draw:style-name="dp1" draw:master-page-name="Default" presentation:presentation-page-layout-name="AL1T0">
        <draw:custom-shape draw:style-name="gr28" draw:text-style-name="P2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22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7" draw:layer="layout" svg:width="35.56cm" svg:height="35.559cm" draw:transform="rotate (-1.5707963267949) translate (59.957cm -8.154cm)">
          <text:p/>
          <draw:enhanced-geometry svg:viewBox="0 0 21600 21600" draw:mirror-horizontal="true" draw:type="block-arc" draw:modifiers="-101.710968147998 10636.9299963098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83" draw:text-style-name="P5" draw:layer="layout" svg:width="1.016cm" svg:height="2.861cm" draw:transform="rotate (1.5707963267949) translate (22.908cm 10.083cm)">
          <text:p/>
          <draw:enhanced-geometry svg:viewBox="0 0 21600 21600" draw:glue-points="?f6 10800 10800 21600 ?f5 10800 10800 0" draw:text-areas="?f3 ?f3 ?f4 ?f4" draw:type="trapezoid" draw:modifiers="1656.63716814159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6" draw:text-style-name="P20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12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2" draw:style-name="dp1" draw:master-page-name="Default" presentation:presentation-page-layout-name="AL1T0">
        <draw:custom-shape draw:style-name="gr39" draw:text-style-name="P23" draw:layer="layout" svg:width="12.649cm" svg:height="12.649cm" draw:transform="rotate (-1.5707963267949) translate (36.625cm 3.294cm)">
          <text:p/>
          <draw:enhanced-geometry svg:viewBox="0 0 21600 21600" draw:mirror-horizontal="true" draw:type="block-arc" draw:modifiers="-123.480193814412 10084.4382914803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8" draw:text-style-name="P2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22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7" draw:layer="layout" svg:width="35.56cm" svg:height="35.559cm" draw:transform="rotate (-1.5707963267949) translate (60.212cm -8.153cm)">
          <text:p/>
          <draw:enhanced-geometry svg:viewBox="0 0 21600 21600" draw:mirror-horizontal="true" draw:type="block-arc" draw:modifiers="-100.836132608013 10631.1959360206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83" draw:text-style-name="P5" draw:layer="layout" svg:width="1.016cm" svg:height="2.861cm" draw:transform="rotate (1.5707963267949) translate (22.908cm 10.083cm)">
          <text:p/>
          <draw:enhanced-geometry svg:viewBox="0 0 21600 21600" draw:glue-points="?f6 10800 10800 21600 ?f5 10800 10800 0" draw:text-areas="?f3 ?f3 ?f4 ?f4" draw:type="trapezoid" draw:modifiers="1656.63716814159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6" draw:text-style-name="P20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122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3" draw:style-name="dp1" draw:master-page-name="Default" presentation:presentation-page-layout-name="AL1T0">
        <draw:custom-shape draw:style-name="gr41" draw:text-style-name="P21" draw:layer="layout" svg:width="11.887cm" svg:height="11.886cm" draw:transform="rotate (-1.5707963267949) translate (36.3cm 3.675cm)">
          <text:p/>
          <draw:enhanced-geometry svg:viewBox="0 0 21600 21600" draw:mirror-horizontal="true" draw:type="block-arc" draw:modifiers="-123.152486173019 10043.8378692369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8" draw:text-style-name="P2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22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7" draw:layer="layout" svg:width="35.56cm" svg:height="35.559cm" draw:transform="rotate (-1.5707963267949) translate (60.466cm -8.152cm)">
          <text:p/>
          <draw:enhanced-geometry svg:viewBox="0 0 21600 21600" draw:mirror-horizontal="true" draw:type="block-arc" draw:modifiers="-99.5572935957545 10632.947780008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83" draw:text-style-name="P5" draw:layer="layout" svg:width="1.016cm" svg:height="2.861cm" draw:transform="rotate (1.5707963267949) translate (22.908cm 10.083cm)">
          <text:p/>
          <draw:enhanced-geometry svg:viewBox="0 0 21600 21600" draw:glue-points="?f6 10800 10800 21600 ?f5 10800 10800 0" draw:text-areas="?f3 ?f3 ?f4 ?f4" draw:type="trapezoid" draw:modifiers="1656.63716814159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6" draw:text-style-name="P20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123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4" draw:style-name="dp1" draw:master-page-name="Default" presentation:presentation-page-layout-name="AL1T0">
        <draw:custom-shape draw:style-name="gr87" draw:text-style-name="P21" draw:layer="layout" svg:width="11.125cm" svg:height="11.126cm" draw:transform="rotate (-1.5707963267949) translate (35.928cm 4.056cm)">
          <text:p/>
          <draw:enhanced-geometry svg:viewBox="0 0 21600 21600" draw:mirror-horizontal="true" draw:type="block-arc" draw:modifiers="-123.113782883112 9957.46691667598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8" draw:text-style-name="P2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22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7" draw:layer="layout" svg:width="35.56cm" svg:height="35.559cm" draw:transform="rotate (-1.5707963267949) translate (60.72cm -8.151cm)">
          <text:p/>
          <draw:enhanced-geometry svg:viewBox="0 0 21600 21600" draw:mirror-horizontal="true" draw:type="block-arc" draw:modifiers="-97.9292650716024 10635.6417127318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83" draw:text-style-name="P5" draw:layer="layout" svg:width="1.016cm" svg:height="2.861cm" draw:transform="rotate (1.5707963267949) translate (22.908cm 10.083cm)">
          <text:p/>
          <draw:enhanced-geometry svg:viewBox="0 0 21600 21600" draw:glue-points="?f6 10800 10800 21600 ?f5 10800 10800 0" draw:text-areas="?f3 ?f3 ?f4 ?f4" draw:type="trapezoid" draw:modifiers="1656.63716814159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6" draw:text-style-name="P20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124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5" draw:style-name="dp1" draw:master-page-name="Default" presentation:presentation-page-layout-name="AL1T0">
        <draw:custom-shape draw:style-name="gr88" draw:text-style-name="P18" draw:layer="layout" svg:width="10.414cm" svg:height="10.415cm" draw:transform="rotate (-1.5707963267949) translate (35.65cm 4.418cm)">
          <text:p/>
          <draw:enhanced-geometry svg:viewBox="0 0 21600 21600" draw:mirror-horizontal="true" draw:type="block-arc" draw:modifiers="-122.615825128389 9955.96337040983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8" draw:text-style-name="P2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22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7" draw:layer="layout" svg:width="35.56cm" svg:height="35.559cm" draw:transform="rotate (-1.5707963267949) translate (60.974cm -8.15cm)">
          <text:p/>
          <draw:enhanced-geometry svg:viewBox="0 0 21600 21600" draw:mirror-horizontal="true" draw:type="block-arc" draw:modifiers="-95.7202021783428 10631.2348042429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83" draw:text-style-name="P5" draw:layer="layout" svg:width="1.016cm" svg:height="2.861cm" draw:transform="rotate (1.5707963267949) translate (22.908cm 10.083cm)">
          <text:p/>
          <draw:enhanced-geometry svg:viewBox="0 0 21600 21600" draw:glue-points="?f6 10800 10800 21600 ?f5 10800 10800 0" draw:text-areas="?f3 ?f3 ?f4 ?f4" draw:type="trapezoid" draw:modifiers="1656.63716814159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6" draw:text-style-name="P20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125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6" draw:style-name="dp1" draw:master-page-name="Default" presentation:presentation-page-layout-name="AL1T0">
        <draw:custom-shape draw:style-name="gr47" draw:text-style-name="P18" draw:layer="layout" svg:width="9.779cm" svg:height="9.778cm" draw:transform="rotate (-1.5707963267949) translate (35.404cm 4.715cm)">
          <text:p/>
          <draw:enhanced-geometry svg:viewBox="0 0 21600 21600" draw:mirror-horizontal="true" draw:type="block-arc" draw:modifiers="-122.180852854583 9861.22603128037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8" draw:text-style-name="P2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22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9" draw:text-style-name="P5" draw:layer="layout" svg:width="0.864cm" svg:height="4.71cm" draw:transform="rotate (-1.5707963267949) translate (30.478cm 9.145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6" draw:text-style-name="P20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126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7" draw:style-name="dp1" draw:master-page-name="Default" presentation:presentation-page-layout-name="AL1T0">
        <draw:custom-shape draw:style-name="gr28" draw:text-style-name="P2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22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0" draw:text-style-name="P17" draw:layer="layout" svg:width="8.941cm" svg:height="8.94cm" draw:transform="rotate (-1.5707963267949) translate (34.981cm 5.13cm)">
          <text:p/>
          <draw:enhanced-geometry svg:viewBox="0 0 21600 21600" draw:mirror-horizontal="true" draw:type="block-arc" draw:modifiers="-122.048792495331 9800.81291381278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89" draw:text-style-name="P5" draw:layer="layout" svg:width="0.864cm" svg:height="4.71cm" draw:transform="rotate (-1.5707963267949) translate (30.478cm 9.145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6" draw:text-style-name="P20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127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8" draw:style-name="dp1" draw:master-page-name="Default" presentation:presentation-page-layout-name="AL1T0">
        <draw:custom-shape draw:style-name="gr28" draw:text-style-name="P2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22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17" draw:layer="layout" svg:width="8.001cm" svg:height="8.001cm" draw:transform="rotate (-1.5707963267949) translate (34.464cm 5.583cm)">
          <text:p/>
          <draw:enhanced-geometry svg:viewBox="0 0 21600 21600" draw:mirror-horizontal="true" draw:type="block-arc" draw:modifiers="-122.587510093519 9687.93218230875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89" draw:text-style-name="P5" draw:layer="layout" svg:width="0.864cm" svg:height="4.71cm" draw:transform="rotate (-1.5707963267949) translate (30.478cm 9.145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6" draw:text-style-name="P20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128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9" draw:style-name="dp1" draw:master-page-name="Default" presentation:presentation-page-layout-name="AL1T0">
        <draw:custom-shape draw:style-name="gr28" draw:text-style-name="P2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22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16" draw:layer="layout" svg:width="7.239cm" svg:height="7.239cm" draw:transform="rotate (-1.5707963267949) translate (34.081cm 5.964cm)">
          <text:p/>
          <draw:enhanced-geometry svg:viewBox="0 0 21600 21600" draw:mirror-horizontal="true" draw:type="block-arc" draw:modifiers="-122.427377718678 9575.13271048978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89" draw:text-style-name="P5" draw:layer="layout" svg:width="0.864cm" svg:height="4.71cm" draw:transform="rotate (-1.5707963267949) translate (30.478cm 9.145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6" draw:text-style-name="P20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129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0" draw:style-name="dp1" draw:master-page-name="Default" presentation:presentation-page-layout-name="AL1T0">
        <draw:custom-shape draw:style-name="gr28" draw:text-style-name="P2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22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15" draw:layer="layout" svg:width="6.477cm" svg:height="6.476cm" draw:transform="rotate (-1.5707963267949) translate (33.765cm 6.345cm)">
          <text:p/>
          <draw:enhanced-geometry svg:viewBox="0 0 21600 21600" draw:mirror-horizontal="true" draw:type="block-arc" draw:modifiers="-122.177306564458 9423.15194867923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89" draw:text-style-name="P5" draw:layer="layout" svg:width="0.864cm" svg:height="4.71cm" draw:transform="rotate (-1.5707963267949) translate (30.478cm 9.145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6" draw:text-style-name="P20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130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1" draw:style-name="dp1" draw:master-page-name="Default" presentation:presentation-page-layout-name="AL1T0">
        <draw:custom-shape draw:style-name="gr28" draw:text-style-name="P2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22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14" draw:layer="layout" svg:width="5.613cm" svg:height="5.613cm" draw:transform="rotate (-1.5707963267949) translate (33.268cm 6.777cm)">
          <text:p/>
          <draw:enhanced-geometry svg:viewBox="0 0 21600 21600" draw:mirror-horizontal="true" draw:type="block-arc" draw:modifiers="-122.210014661307 9233.61336965907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89" draw:text-style-name="P5" draw:layer="layout" svg:width="0.864cm" svg:height="4.71cm" draw:transform="rotate (-1.5707963267949) translate (30.478cm 9.145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6" draw:text-style-name="P20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13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2" draw:style-name="dp1" draw:master-page-name="Default" presentation:presentation-page-layout-name="AL1T0">
        <draw:custom-shape draw:style-name="gr28" draw:text-style-name="P2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22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13" draw:layer="layout" svg:width="4.801cm" svg:height="4.8cm" draw:transform="rotate (-1.5707963267949) translate (32.901cm 7.183cm)">
          <text:p/>
          <draw:enhanced-geometry svg:viewBox="0 0 21600 21600" draw:mirror-horizontal="true" draw:type="block-arc" draw:modifiers="-122.032916016879 8929.99533267212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89" draw:text-style-name="P5" draw:layer="layout" svg:width="0.864cm" svg:height="4.71cm" draw:transform="rotate (-1.5707963267949) translate (30.478cm 9.145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6" draw:text-style-name="P20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132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3" draw:style-name="dp1" draw:master-page-name="Default" presentation:presentation-page-layout-name="AL1T0">
        <office:forms form:automatic-focus="false" form:apply-design-mode="false"/>
        <draw:custom-shape draw:style-name="gr28" draw:text-style-name="P2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22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12" draw:layer="layout" svg:width="3.988cm" svg:height="3.988cm" draw:transform="rotate (-1.5707963267949) translate (32.471cm 7.591cm)">
          <text:p/>
          <draw:enhanced-geometry svg:viewBox="0 0 21600 21600" draw:mirror-horizontal="true" draw:type="block-arc" draw:modifiers="-121.808341518239 8552.59314300747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89" draw:text-style-name="P5" draw:layer="layout" svg:width="0.864cm" svg:height="4.71cm" draw:transform="rotate (-1.5707963267949) translate (30.478cm 9.145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6" draw:text-style-name="P20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133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4" draw:style-name="dp1" draw:master-page-name="Default" presentation:presentation-page-layout-name="AL1T0">
        <office:forms form:automatic-focus="false" form:apply-design-mode="false"/>
        <draw:custom-shape draw:style-name="gr28" draw:text-style-name="P2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22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3" draw:text-style-name="P11" draw:layer="layout" svg:width="3.073cm" svg:height="3.072cm" draw:transform="rotate (-1.5707963267949) translate (31.958cm 8.047cm)">
          <text:p/>
          <draw:enhanced-geometry svg:viewBox="0 0 21600 21600" draw:mirror-horizontal="true" draw:type="block-arc" draw:modifiers="-122.738258436558 7910.83003336928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89" draw:text-style-name="P5" draw:layer="layout" svg:width="0.864cm" svg:height="4.71cm" draw:transform="rotate (-1.5707963267949) translate (30.478cm 9.145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6" draw:text-style-name="P20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134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5" draw:style-name="dp1" draw:master-page-name="Default" presentation:presentation-page-layout-name="AL1T0">
        <office:forms form:automatic-focus="false" form:apply-design-mode="false"/>
        <draw:custom-shape draw:style-name="gr28" draw:text-style-name="P2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22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10" draw:layer="layout" svg:width="2.21cm" svg:height="2.208cm" draw:transform="rotate (-1.5707963267949) translate (31.506cm 8.48cm)">
          <text:p/>
          <draw:enhanced-geometry svg:viewBox="0 0 21600 21600" draw:mirror-horizontal="true" draw:type="block-arc" draw:modifiers="-123.379866817755 6756.30225020606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89" draw:text-style-name="P5" draw:layer="layout" svg:width="0.864cm" svg:height="4.71cm" draw:transform="rotate (-1.5707963267949) translate (30.478cm 9.145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6" draw:text-style-name="P20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135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6" draw:style-name="dp1" draw:master-page-name="Default" presentation:presentation-page-layout-name="AL1T0">
        <office:forms form:automatic-focus="false" form:apply-design-mode="false"/>
        <draw:custom-shape draw:style-name="gr28" draw:text-style-name="P2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22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7" draw:text-style-name="P9" draw:layer="layout" svg:width="1.448cm" svg:height="1.449cm" draw:transform="rotate (-1.5707963267949) translate (31.162cm 8.862cm)">
          <text:p/>
          <draw:enhanced-geometry svg:viewBox="0 0 21600 21600" draw:mirror-horizontal="true" draw:type="block-arc" draw:modifiers="-122.485367396822 4621.22620590635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89" draw:text-style-name="P5" draw:layer="layout" svg:width="0.864cm" svg:height="4.71cm" draw:transform="rotate (-1.5707963267949) translate (30.478cm 9.145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6" draw:text-style-name="P20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136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7" draw:style-name="dp1" draw:master-page-name="Default" presentation:presentation-page-layout-name="AL1T0">
        <office:forms form:automatic-focus="false" form:apply-design-mode="false"/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22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0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28" draw:layer="layout" svg:width="0.585cm" svg:height="0.584cm" svg:x="30.123cm" svg:y="9.292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1" draw:text-style-name="P26" draw:layer="layout" svg:width="1.092cm" svg:height="1.092cm" svg:x="33.272cm" svg:y="9.02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137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8" draw:style-name="dp1" draw:master-page-name="Default" presentation:presentation-page-layout-name="AL1T0">
        <office:forms form:automatic-focus="false" form:apply-design-mode="false"/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22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0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28" draw:layer="layout" svg:width="0.585cm" svg:height="0.584cm" svg:x="30.123cm" svg:y="9.292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2" draw:text-style-name="P24" draw:layer="layout" svg:width="1.092cm" svg:height="1.092cm" svg:x="33.272cm" svg:y="9.02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138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9" draw:style-name="dp1" draw:master-page-name="Default" presentation:presentation-page-layout-name="AL1T0">
        <office:forms form:automatic-focus="false" form:apply-design-mode="false"/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22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0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28" draw:layer="layout" svg:width="0.585cm" svg:height="0.584cm" svg:x="30.123cm" svg:y="9.292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3" draw:text-style-name="P21" draw:layer="layout" svg:width="1.092cm" svg:height="1.092cm" svg:x="33.272cm" svg:y="9.02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139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0" draw:style-name="dp1" draw:master-page-name="Default" presentation:presentation-page-layout-name="AL1T0">
        <office:forms form:automatic-focus="false" form:apply-design-mode="false"/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22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0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28" draw:layer="layout" svg:width="0.585cm" svg:height="0.584cm" svg:x="30.123cm" svg:y="9.292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4" draw:text-style-name="P17" draw:layer="layout" svg:width="1.092cm" svg:height="1.092cm" svg:x="33.272cm" svg:y="9.02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140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1" draw:style-name="dp1" draw:master-page-name="Default" presentation:presentation-page-layout-name="AL1T0">
        <office:forms form:automatic-focus="false" form:apply-design-mode="false"/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22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0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28" draw:layer="layout" svg:width="0.585cm" svg:height="0.584cm" svg:x="30.123cm" svg:y="9.292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5" draw:text-style-name="P15" draw:layer="layout" svg:width="1.092cm" svg:height="1.092cm" svg:x="33.272cm" svg:y="9.02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14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2" draw:style-name="dp1" draw:master-page-name="Default" presentation:presentation-page-layout-name="AL1T0">
        <office:forms form:automatic-focus="false" form:apply-design-mode="false"/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22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0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28" draw:layer="layout" svg:width="0.585cm" svg:height="0.584cm" svg:x="30.123cm" svg:y="9.292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6" draw:text-style-name="P13" draw:layer="layout" svg:width="1.092cm" svg:height="1.092cm" svg:x="33.272cm" svg:y="9.02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142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3" draw:style-name="dp1" draw:master-page-name="Default" presentation:presentation-page-layout-name="AL1T0">
        <office:forms form:automatic-focus="false" form:apply-design-mode="false"/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22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0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28" draw:layer="layout" svg:width="0.585cm" svg:height="0.584cm" svg:x="30.123cm" svg:y="9.292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7" draw:text-style-name="P11" draw:layer="layout" svg:width="1.092cm" svg:height="1.092cm" svg:x="33.272cm" svg:y="9.02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143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4" draw:style-name="dp1" draw:master-page-name="Default" presentation:presentation-page-layout-name="AL1T0">
        <office:forms form:automatic-focus="false" form:apply-design-mode="false"/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22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0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28" draw:layer="layout" svg:width="0.585cm" svg:height="0.584cm" svg:x="30.123cm" svg:y="9.292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8" draw:text-style-name="P10" draw:layer="layout" svg:width="1.092cm" svg:height="1.092cm" svg:x="33.272cm" svg:y="9.02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144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5" draw:style-name="dp1" draw:master-page-name="Default" presentation:presentation-page-layout-name="AL1T0">
        <office:forms form:automatic-focus="false" form:apply-design-mode="false"/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22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0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28" draw:layer="layout" svg:width="0.585cm" svg:height="0.584cm" svg:x="30.123cm" svg:y="9.292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9" draw:text-style-name="P9" draw:layer="layout" svg:width="1.092cm" svg:height="1.092cm" svg:x="33.272cm" svg:y="9.02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145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6" draw:style-name="dp1" draw:master-page-name="Default" presentation:presentation-page-layout-name="AL1T0">
        <office:forms form:automatic-focus="false" form:apply-design-mode="false"/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22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0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28" draw:layer="layout" svg:width="0.585cm" svg:height="0.584cm" svg:x="30.123cm" svg:y="9.292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0" draw:text-style-name="P28" draw:layer="layout" svg:width="1.092cm" svg:height="1.092cm" svg:x="33.272cm" svg:y="9.02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146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7" draw:style-name="dp1" draw:master-page-name="Default" presentation:presentation-page-layout-name="AL1T0">
        <office:forms form:automatic-focus="false" form:apply-design-mode="false"/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22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0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28" draw:layer="layout" svg:width="0.585cm" svg:height="0.584cm" svg:x="30.123cm" svg:y="9.292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0" draw:text-style-name="P28" draw:layer="layout" svg:width="1.092cm" svg:height="1.092cm" svg:x="33.272cm" svg:y="9.02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147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8" draw:style-name="dp1" draw:master-page-name="Default" presentation:presentation-page-layout-name="AL1T0">
        <office:forms form:automatic-focus="false" form:apply-design-mode="false"/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22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0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28" draw:layer="layout" svg:width="0.585cm" svg:height="0.584cm" svg:x="30.123cm" svg:y="9.292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0" draw:text-style-name="P28" draw:layer="layout" svg:width="1.092cm" svg:height="1.092cm" svg:x="33.272cm" svg:y="9.02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148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9" draw:style-name="dp1" draw:master-page-name="Default" presentation:presentation-page-layout-name="AL1T0">
        <office:forms form:automatic-focus="false" form:apply-design-mode="false"/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22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0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28" draw:layer="layout" svg:width="0.585cm" svg:height="0.584cm" svg:x="30.123cm" svg:y="9.292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0" draw:text-style-name="P28" draw:layer="layout" svg:width="1.092cm" svg:height="1.092cm" svg:x="33.272cm" svg:y="9.02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149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0" draw:style-name="dp1" draw:master-page-name="Default" presentation:presentation-page-layout-name="AL1T0">
        <office:forms form:automatic-focus="false" form:apply-design-mode="false"/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22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0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28" draw:layer="layout" svg:width="0.585cm" svg:height="0.584cm" svg:x="30.123cm" svg:y="9.292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0" draw:text-style-name="P28" draw:layer="layout" svg:width="1.092cm" svg:height="1.092cm" svg:x="33.272cm" svg:y="9.02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150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1" draw:style-name="dp1" draw:master-page-name="Default" presentation:presentation-page-layout-name="AL1T0">
        <office:forms form:automatic-focus="false" form:apply-design-mode="false"/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22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0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28" draw:layer="layout" svg:width="0.585cm" svg:height="0.584cm" svg:x="30.123cm" svg:y="9.292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0" draw:text-style-name="P28" draw:layer="layout" svg:width="1.092cm" svg:height="1.092cm" svg:x="33.272cm" svg:y="9.02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15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2" draw:style-name="dp1" draw:master-page-name="Default" presentation:presentation-page-layout-name="AL1T0">
        <office:forms form:automatic-focus="false" form:apply-design-mode="false"/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22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0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28" draw:layer="layout" svg:width="0.585cm" svg:height="0.584cm" svg:x="30.123cm" svg:y="9.292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0" draw:text-style-name="P28" draw:layer="layout" svg:width="1.092cm" svg:height="1.092cm" svg:x="33.272cm" svg:y="9.02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152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6.83cm" fo:page-height="19.30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4.87cm" svg:x="1cm" svg:y="3.485cm"/>
      <draw:page-thumbnail draw:layer="backgroundobjects" svg:width="9.294cm" svg:height="4.87cm" svg:x="1cm" svg:y="11.533cm"/>
      <draw:page-thumbnail draw:layer="backgroundobjects" svg:width="9.294cm" svg:height="4.87cm" svg:x="1cm" svg:y="19.581cm"/>
      <draw:page-thumbnail draw:layer="backgroundobjects" svg:width="9.294cm" svg:height="4.87cm" svg:x="11.295cm" svg:y="3.485cm"/>
      <draw:page-thumbnail draw:layer="backgroundobjects" svg:width="9.294cm" svg:height="4.87cm" svg:x="11.295cm" svg:y="11.533cm"/>
      <draw:page-thumbnail draw:layer="backgroundobjects" svg:width="9.294cm" svg:height="4.87cm" svg:x="11.295cm" svg:y="19.581cm"/>
    </style:handout-master>
    <style:master-page style:name="Default" style:page-layout-name="PM1" draw:style-name="Mdp1">
      <draw:frame presentation:style-name="Default-title" draw:layer="backgroundobjects" svg:width="25.199cm" svg:height="3.506cm" svg:x="1.398cm" svg:y="0.836cm" presentation:class="title" presentation:placeholder="true">
        <draw:text-box/>
      </draw:frame>
      <draw:frame presentation:style-name="Default-outline1" draw:layer="backgroundobjects" svg:width="25.199cm" svg:height="12.179cm" svg:x="1.398cm" svg:y="4.913cm" presentation:class="outline" presentation:placeholder="true">
        <draw:text-box/>
      </draw:frame>
      <draw:frame presentation:style-name="Mpr1" draw:text-style-name="MP2" draw:layer="backgroundobjects" svg:width="6.523cm" svg:height="1.448cm" svg:x="1.398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3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4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28T15:39:18.339000000</meta:creation-date>
    <dc:date>2017-11-03T14:28:54.873000000</dc:date>
    <meta:editing-duration>PT11H22M20S</meta:editing-duration>
    <meta:editing-cycles>293</meta:editing-cycles>
    <meta:generator>LibreOffice/5.3.1.2$Windows_X86_64 LibreOffice_project/e80a0e0fd1875e1696614d24c32df0f95f03deb2</meta:generator>
    <meta:document-statistic meta:object-count="1757"/>
  </office:meta>
</office:document-meta>
</file>